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1.488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5.712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7.7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4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0.089cm" fo:min-width="2.232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4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88cm" fo:min-width="2.232cm"/>
    </style:style>
    <style:style style:name="gr52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cm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0.367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3.358cm" fo:min-width="6.524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6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6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6-QMBHWTunnelScore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5" draw:id="id115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69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69.7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0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0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9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0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0.6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0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2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2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5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5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8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8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1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1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1.051cm" svg:x2="31.599cm" svg:y2="71.601cm" draw:start-shape="id30" draw:start-glue-point="3" draw:end-shape="id20" draw:end-glue-point="5" svg:d="M34300 71051l-2701 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1.4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1.4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2.2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.4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4.3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1.4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2.1cm" svg:y="69.702cm">
                <text:p text:style-name="P9"><text:span text:style-name="T7">005-016-QMBHWTunnelScore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3.6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.4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2.5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4.7cm" svg:y1="69.251cm" svg:x2="15cm" svg:y2="71.05cm" draw:start-shape="id31" draw:start-glue-point="1" draw:end-shape="id32" draw:end-glue-point="6" svg:d="M147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5.25cm" svg:y2="71.3cm" draw:start-shape="id2" draw:start-glue-point="6" draw:end-shape="id32" draw:end-glue-point="8" svg:d="M39201 107199c-15968 0-23951-11966-23951-35899" svg:viewBox="0 0 239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5.25cm" svg:y2="71.3cm" draw:start-shape="id5" draw:start-glue-point="5" draw:end-shape="id32" draw:end-glue-point="8" svg:d="M40574 109174c0-16284-25324 2653-25324-37874" svg:viewBox="0 0 253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6</text:span></text:p>
        </draw:connector>
        <draw:custom-shape draw:style-name="gr5" draw:text-style-name="P6" xml:id="id32" draw:id="id32" draw:layer="ConfigLayout" svg:width="0.5cm" svg:height="0.5cm" svg:x="15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4.9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4.9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5.7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4.9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7.1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7.90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7.1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9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55cm" svg:y1="68.802cm" svg:x2="17.95cm" svg:y2="70.7cm" draw:start-shape="id34" draw:end-shape="id35" draw:end-glue-point="4" svg:d="M16550 68802l1400 1898" svg:viewBox="0 0 1401 1899">
          <text:p/>
        </draw:connector>
        <draw:connector draw:style-name="gr11" draw:text-style-name="P10" draw:layer="ConfigLayout" draw:type="line" svg:x1="15.5cm" svg:y1="71.05cm" svg:x2="17.7cm" svg:y2="70.95cm" draw:start-shape="id32" draw:start-glue-point="10" draw:end-shape="id35" draw:end-glue-point="6" svg:d="M15500 71050l2200-100" svg:viewBox="0 0 2201 101">
          <text:p text:style-name="P9"><text:span text:style-name="T4">Indexed</text:span></text:p>
        </draw:connector>
        <draw:g xml:id="id41" draw:id="id41">
          <draw:g>
            <draw:custom-shape draw:style-name="gr7" draw:text-style-name="P10" draw:layer="ConfigLayout" svg:width="0.8cm" svg:height="0.3cm" svg:x="18.5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5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19.3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5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0.7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5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6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18.2cm" svg:y1="70.95cm" svg:x2="19.45cm" svg:y2="72.3cm" draw:start-shape="id35" draw:start-glue-point="10" draw:end-shape="id36" draw:end-glue-point="4" svg:d="M182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0cm" svg:y1="70.55cm" svg:x2="21.8cm" svg:y2="70.55cm" draw:start-shape="id37" draw:start-glue-point="10" draw:end-shape="id38" draw:end-glue-point="6" svg:d="M200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2.3cm" svg:y1="70.55cm" svg:x2="24.101cm" svg:y2="70.551cm" draw:start-shape="id38" draw:start-glue-point="10" draw:end-shape="id39" draw:end-glue-point="6" svg:d="M22300 70550l1801 1" svg:viewBox="0 0 1802 2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40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0.15cm" svg:y1="68.7cm" svg:x2="19.75cm" svg:y2="70.3cm" draw:start-shape="id41" draw:start-glue-point="2" draw:end-shape="id37" draw:end-glue-point="4" svg:d="M20150 68700l-400 1600" svg:viewBox="0 0 401 1601">
          <text:p/>
        </draw:connector>
        <draw:connector draw:style-name="gr12" draw:text-style-name="P7" draw:layer="ConfigLayout" draw:type="line" svg:x1="22.35cm" svg:y1="67.1cm" svg:x2="22.05cm" svg:y2="70.3cm" draw:start-shape="id42" draw:start-glue-point="2" draw:end-shape="id38" draw:end-glue-point="4" svg:d="M22350 67100l-300 3200" svg:viewBox="0 0 301 3201">
          <text:p/>
        </draw:connector>
        <draw:connector draw:style-name="gr12" draw:text-style-name="P7" draw:layer="ConfigLayout" draw:type="line" svg:x1="28.45cm" svg:y1="68.3cm" svg:x2="26.25cm" svg:y2="70.4cm" draw:start-shape="id43" draw:start-glue-point="2" draw:end-shape="id40" svg:d="M28450 68300l-2200 2100" svg:viewBox="0 0 2201 2101">
          <text:p/>
        </draw:connector>
        <draw:connector draw:style-name="gr12" draw:text-style-name="P7" draw:layer="ConfigLayout" draw:type="line" svg:x1="31.95cm" svg:y1="69.3cm" svg:x2="29.2cm" svg:y2="70.75cm" draw:start-shape="id44" draw:start-glue-point="2" draw:end-shape="id33" draw:end-glue-point="10" svg:d="M31950 69300l-2750 1450" svg:viewBox="0 0 2751 1451">
          <text:p/>
        </draw:connector>
        <draw:g xml:id="id43" draw:id="id43">
          <draw:g>
            <draw:custom-shape draw:style-name="gr7" draw:text-style-name="P10" draw:layer="ConfigLayout" svg:width="0.8cm" svg:height="0.3cm" svg:x="26.8cm" svg:y="67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098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6.8cm" svg:y="67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7.6cm" svg:y="67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6.8cm" svg:y="67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9cm" svg:y="6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6.8cm" svg:y="6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7.9cm" svg:y="68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4" draw:id="id44">
          <draw:g>
            <draw:custom-shape draw:style-name="gr7" draw:text-style-name="P10" draw:layer="ConfigLayout" svg:width="0.8cm" svg:height="0.3cm" svg:x="30.3cm" svg:y="68.1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0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0.3cm" svg:y="68.4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1.1cm" svg:y="68.3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0.3cm" svg:y="68.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2.5cm" svg:y="6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0.3cm" svg:y="69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4cm" svg:y="69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2" draw:id="id42">
          <draw:g>
            <draw:custom-shape draw:style-name="gr16" draw:text-style-name="P10" draw:layer="ConfigLayout" svg:width="0.8cm" svg:height="0.3cm" svg:x="20.7cm" svg:y="65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5.89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0.7cm" svg:y="66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1.5cm" svg:y="66.1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0.7cm" svg:y="66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2.9cm" svg:y="66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0.7cm" svg:y="66.8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1.8cm" svg:y="66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19.75cm" svg:y2="70.8cm" draw:start-shape="id2" draw:start-glue-point="6" draw:end-shape="id37" draw:end-glue-point="8" svg:d="M39201 107199l-19451-36399" svg:viewBox="0 0 194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40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7.7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1.8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0" draw:id="id40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19.5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40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5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699cm" draw:start-shape="id46" draw:start-glue-point="4" draw:end-shape="id47" draw:end-glue-point="4" svg:d="M39118 79176c0-24955-817-8217-817-33477" svg:viewBox="0 0 818 33478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8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9" draw:id="id49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9" draw:start-glue-point="1" draw:end-shape="id48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50" draw:start-glue-point="1" draw:end-shape="id48" draw:end-glue-point="6" svg:d="M55600 48651l2002 851" svg:viewBox="0 0 2003 852">
          <text:p/>
        </draw:connector>
        <draw:g xml:id="id50" draw:id="id50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0.65cm" svg:y1="58.698cm" svg:x2="62.7cm" svg:y2="57.3cm" draw:start-shape="id51" draw:start-glue-point="0" draw:end-shape="id48" draw:end-glue-point="5" svg:d="M60650 58698l2050-1398" svg:viewBox="0 0 2051 1399">
          <text:p/>
        </draw:connector>
        <draw:connector draw:style-name="gr12" draw:text-style-name="P7" draw:layer="ConfigLayout" draw:type="line" svg:x1="37cm" svg:y1="45.35cm" svg:x2="38.301cm" svg:y2="45.699cm" draw:start-shape="id52" draw:start-glue-point="1" draw:end-shape="id47" draw:end-glue-point="4" svg:d="M37000 45350l1301 349" svg:viewBox="0 0 1302 350">
          <text:p/>
        </draw:connector>
        <draw:g xml:id="id53" draw:id="id53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01cm" svg:y2="37.901cm" draw:start-shape="id53" draw:start-glue-point="1" draw:end-shape="id47" draw:end-glue-point="6" svg:d="M40600 38850l2701-949" svg:viewBox="0 0 2702 950">
          <text:p/>
        </draw:connector>
        <draw:g xml:id="id54" draw:id="id54">
          <draw:g>
            <draw:custom-shape draw:style-name="gr16" draw:text-style-name="P10" draw:layer="ConfigLayout" svg:width="0.8cm" svg:height="0.3cm" svg:x="47.4cm" svg:y="47.8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8.2cm" svg:y="47.8cm">
              <text:p text:style-name="P9"><text:span text:style-name="T4">Proportiona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7.4cm" svg:y="48.1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9.6cm" svg:y="48.4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7.4cm" svg:y="48.402cm">
                <text:p text:style-name="P9"><text:span text:style-name="T4">Gain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5cm" svg:y="48.402cm">
                <text:p text:style-name="P9"><text:span text:style-name="T4">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9.05cm" svg:y1="47.8cm" svg:x2="48.399cm" svg:y2="45.699cm" draw:start-shape="id54" draw:start-glue-point="0" draw:end-shape="id47" draw:end-glue-point="5" svg:d="M49050 47800l-651-2101" svg:viewBox="0 0 652 2102">
          <text:p/>
        </draw:connector>
        <draw:g xml:id="id96" draw:id="id96">
          <draw:g>
            <draw:custom-shape draw:style-name="gr16" draw:text-style-name="P10" draw:layer="ConfigLayout" svg:width="0.8cm" svg:height="0.3cm" svg:x="102.9cm" svg:y="17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3.7cm" svg:y="17.4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2.9cm" svg:y="17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5.1cm" svg:y="18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3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3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5.1cm" svg:y="18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0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002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2.9cm" svg:y="18.6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6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8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8.9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8.9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2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2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5.1cm" svg:y="19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2.9cm" svg:y="19.5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4cm" svg:y="19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2.9cm" svg:y="17.40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5" draw:id="id55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5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6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6" draw:start-glue-point="2" draw:end-shape="id27" draw:end-glue-point="11" svg:d="M43250 77802l-1657 1445" svg:viewBox="0 0 1658 1446">
          <text:p/>
        </draw:connector>
        <draw:g xml:id="id56" draw:id="id56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7" draw:id="id57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7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5" draw:start-glue-point="5" draw:end-shape="id58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9cm" svg:y1="45.699cm" svg:x2="57.602cm" svg:y2="49.502cm" draw:start-shape="id47" draw:start-glue-point="5" draw:end-shape="id48" draw:end-glue-point="6" svg:d="M48399 45699c0 2778 9203 877 9203 3803" svg:viewBox="0 0 9204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9" draw:id="id59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9" draw:start-glue-point="10" draw:end-shape="id60" draw:end-glue-point="5" svg:d="M87800 38050l2098-50" svg:viewBox="0 0 2099 51">
          <text:p/>
        </draw:connector>
        <draw:g xml:id="id82" draw:id="id8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1" draw:start-glue-point="7" draw:end-shape="id62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3" draw:id="id63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3" draw:start-glue-point="10" draw:end-shape="id61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2" draw:start-glue-point="4" draw:end-shape="id61" draw:end-glue-point="0" svg:d="M65698 10798c0 9678-38248 3328-38248 12700" svg:viewBox="0 0 38249 12701">
          <text:p text:style-name="P9"><text:span text:style-name="T9">Key</text:span></text:p>
        </draw:connector>
        <draw:g xml:id="id64" draw:id="id64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4" draw:start-glue-point="3" draw:end-shape="id61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5" draw:start-glue-point="1" draw:end-shape="id63" draw:end-glue-point="6" svg:d="M23700 23799l1900 51" svg:viewBox="0 0 1901 52">
          <text:p/>
        </draw:connector>
        <draw:g xml:id="id65" draw:id="id65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6" draw:end-shape="id62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7" draw:end-shape="id62" draw:end-glue-point="4" svg:d="M67200 10349l-1502 449" svg:viewBox="0 0 1503 450">
          <text:p/>
        </draw:connector>
        <draw:g xml:id="id68" draw:id="id68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5.8cm" svg:y="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8" draw:start-glue-point="3" draw:end-shape="id62" draw:end-glue-point="5" svg:d="M63600 1849l-2902 1151" svg:viewBox="0 0 2903 1152">
          <text:p/>
        </draw:connector>
        <draw:g xml:id="id67" draw:id="id67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2" draw:id="id62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9" draw:id="id69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9" draw:start-glue-point="10" draw:end-shape="id70" draw:end-glue-point="6" svg:d="M51700 20750l1601-49" svg:viewBox="0 0 1602 50">
          <text:p/>
        </draw:connector>
        <draw:g xml:id="id71" draw:id="id71">
          <draw:g>
            <draw:custom-shape draw:style-name="gr16" draw:text-style-name="P10" draw:layer="layout" svg:width="0.8cm" svg:height="0.3cm" svg:x="55.8cm" svg:y="1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5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8cm" svg:y="1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6cm" svg:y="18.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8cm" svg:y="1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cm" svg:y="19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8cm" svg:y="1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6.9cm" svg:y="19.4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8cm" svg:y1="19.101cm" svg:x2="53.301cm" svg:y2="20.701cm" draw:start-shape="id71" draw:start-glue-point="3" draw:end-shape="id70" draw:end-glue-point="6" svg:d="M55800 19101l-2499 1600" svg:viewBox="0 0 2500 1601">
          <text:p/>
        </draw:connector>
        <draw:connector draw:style-name="gr39" draw:text-style-name="P7" draw:layer="layout" draw:type="line" svg:x1="50.6cm" svg:y1="18.901cm" svg:x2="51.2cm" svg:y2="20.75cm" draw:start-shape="id72" draw:start-glue-point="1" draw:end-shape="id69" draw:end-glue-point="6" svg:d="M50600 18901l600 1849" svg:viewBox="0 0 601 1850">
          <text:p/>
        </draw:connector>
        <draw:g xml:id="id72" draw:id="id72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70" draw:start-glue-point="7" draw:end-shape="id62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2" draw:start-glue-point="4" draw:end-shape="id70" draw:end-glue-point="0" svg:d="M65698 10798c0 7354-12348 2554-12348 9602" svg:viewBox="0 0 12349 9603">
          <text:p text:style-name="P9"><text:span text:style-name="T9">Key</text:span></text:p>
        </draw:connector>
        <draw:g xml:id="id45" draw:id="id45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3" draw:start-glue-point="3" draw:end-shape="id45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5" draw:start-glue-point="7" draw:end-shape="id62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2" draw:start-glue-point="4" draw:end-shape="id45" draw:end-glue-point="0" svg:d="M65698 10798c0 3904 33652 1404 33652 5002" svg:viewBox="0 0 33653 5003">
          <text:p text:style-name="P9"><text:span text:style-name="T9">Key</text:span></text:p>
        </draw:connector>
        <draw:g xml:id="id66" draw:id="id66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52.3cm" svg:y="10.09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1" draw:end-glue-point="4" svg:d="M30473 88473c0-48039-8072-19601-8072-56876" svg:viewBox="0 0 8073 56877">
          <text:p/>
        </draw:connector>
        <draw:g xml:id="id74" draw:id="id74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4" draw:start-glue-point="0" draw:end-shape="id61" draw:end-glue-point="4" svg:d="M20350 32598l2051-1001" svg:viewBox="0 0 2052 1002">
          <text:p/>
        </draw:connector>
        <draw:g xml:id="id75" draw:id="id75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5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70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70" draw:start-glue-point="5" draw:end-shape="id58" draw:end-glue-point="10" svg:d="M58399 28499c0 5301-4933 7951-14799 7951" svg:viewBox="0 0 14800 7952">
          <text:p/>
        </draw:connector>
        <draw:g xml:id="id76" draw:id="id76">
          <draw:g>
            <draw:custom-shape draw:style-name="gr16" draw:text-style-name="P10" draw:layer="ConfigLayout" svg:width="0.8cm" svg:height="0.3cm" svg:x="44.1cm" svg:y="3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1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1cm" svg:y="3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9cm" svg:y="34.4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1cm" svg:y="3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3cm" svg:y="35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302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3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3cm" svg:y="35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1cm" svg:y="35.002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2cm" svg:y="35.002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1cm" svg:y1="34.851cm" svg:x2="43.35cm" svg:y2="36.2cm" draw:start-shape="id76" draw:end-shape="id58" draw:end-glue-point="4" svg:d="M44100 34851l-750 1349" svg:viewBox="0 0 751 1350">
          <text:p/>
        </draw:connector>
        <draw:connector draw:style-name="gr21" draw:text-style-name="P10" draw:layer="ConfigLayout" draw:type="curve" svg:x1="27.45cm" svg:y1="23.498cm" svg:x2="40.752cm" svg:y2="36.201cm" draw:start-shape="id61" draw:start-glue-point="0" draw:end-shape="id77" draw:end-glue-point="4" svg:d="M27450 23498c0-751 13302-7103 13302 12703" svg:viewBox="0 0 13303 14263">
          <text:p/>
        </draw:connector>
        <draw:g xml:id="id78" draw:id="id78">
          <draw:g>
            <draw:custom-shape draw:style-name="gr16" draw:text-style-name="P10" draw:layer="ConfigLayout" svg:width="0.8cm" svg:height="0.3cm" svg:x="33.5cm" svg:y="37.3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298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7.6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7.598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7.9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8.5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5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5.7cm" svg:y="38.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8.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8.8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8.8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1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1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1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5.7cm" svg:y="39.4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9.4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9.4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6.8cm" svg:y1="38.499cm" svg:x2="40.502cm" svg:y2="36.451cm" draw:start-shape="id78" draw:start-glue-point="1" draw:end-shape="id77" draw:end-glue-point="6" svg:d="M36800 38499l3702-2048" svg:viewBox="0 0 3703 2049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8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7" draw:start-glue-point="10" draw:end-shape="id48" draw:end-glue-point="4" svg:d="M41002 36451c8550 0 2750 20849 11600 20849" svg:viewBox="0 0 11601 20850">
          <text:p text:style-name="P9"><text:span text:style-name="T4">Active</text:span></text:p>
        </draw:connector>
        <draw:g xml:id="id51" draw:id="id51">
          <draw:g>
            <draw:custom-shape draw:style-name="gr16" draw:text-style-name="P10" draw:layer="ConfigLayout" svg:width="0.8cm" svg:height="0.3cm" svg:x="59cm" svg:y="58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8cm" svg:y="58.698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cm" svg:y="5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1.2cm" svg:y="59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6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6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3cm">
                <text:p text:style-name="P9"><text:span text:style-name="T4">4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1.2cm" svg:y="5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cm" svg:y="59.9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1cm" svg:y="59.9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59cm" svg:y="58.7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9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2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60" draw:end-glue-point="6" svg:d="M43501 80451c44323 0 23674-34652 41300-34652" svg:viewBox="0 0 41301 34653">
          <text:p/>
        </draw:connector>
        <draw:g xml:id="id60" draw:id="id6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80" draw:start-glue-point="3" draw:end-shape="id60" draw:end-glue-point="5" svg:d="M92100 37801l-2202 199" svg:viewBox="0 0 2203 200">
          <text:p/>
        </draw:connector>
        <draw:g xml:id="id91" draw:id="id91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9" draw:id="id89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2" draw:start-glue-point="4" draw:end-shape="id60" draw:end-glue-point="0" svg:d="M65698 10798c0 11299 24152-2151 24152 26902" svg:viewBox="0 0 24153 26903">
          <text:p text:style-name="P9"><text:span text:style-name="T9">Key</text:span></text:p>
        </draw:connector>
        <draw:g xml:id="id83" draw:id="id83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1" draw:id="id81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1" draw:start-glue-point="3" draw:end-shape="id82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3" draw:start-glue-point="1" draw:end-shape="id82" draw:end-glue-point="6" svg:d="M96000 55751l1401 1348" svg:viewBox="0 0 1402 1349">
          <text:p/>
        </draw:connector>
        <draw:g xml:id="id84" draw:id="id84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4" draw:start-glue-point="3" draw:end-shape="id82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5" draw:id="id85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6" draw:id="id86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5" draw:start-glue-point="1" draw:end-shape="id86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6" draw:start-glue-point="8" draw:end-shape="id7" svg:d="M83450 96901l800 1702" svg:viewBox="0 0 801 1703">
          <text:p/>
        </draw:connector>
        <draw:g xml:id="id93" draw:id="id93">
          <draw:g>
            <draw:custom-shape draw:style-name="gr16" draw:text-style-name="P10" draw:layer="ConfigLayout" svg:width="0.8cm" svg:height="0.3cm" svg:x="55.8cm" svg:y="20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6.6cm" svg:y="20.0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5.8cm" svg:y="20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8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8cm" svg:y="20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0.7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0.7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5.8cm" svg:y="21.3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3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6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1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1.9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1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8cm" svg:y="22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5.8cm" svg:y="22.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6.9cm" svg:y="22.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5.8cm" svg:y="20.1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19.927cm" svg:y1="70.373cm" svg:x2="99.301cm" svg:y2="16.101cm" draw:start-shape="id37" draw:start-glue-point="11" draw:end-shape="id45" draw:end-glue-point="6" svg:d="M19927 70373c0-38406 79374-11270 79374-54272" svg:viewBox="0 0 79375 54273">
          <text:p/>
        </draw:connector>
        <draw:g xml:id="id94" draw:id="id94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7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7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699cm" draw:start-shape="id77" draw:start-glue-point="6" draw:end-shape="id47" draw:end-glue-point="4" svg:d="M40502 36451c-4354 0-3254 9248-2201 9248" svg:viewBox="0 0 3151 9249">
          <text:p text:style-name="P9"><text:span text:style-name="T4">Active</text:span></text:p>
        </draw:connector>
        <draw:g xml:id="id90" draw:id="id90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7" draw:id="id87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7" draw:start-glue-point="0" svg:d="M39150 82598l-33-2923" svg:viewBox="0 0 34 2924">
          <text:p/>
        </draw:connector>
        <draw:g xml:id="id52" draw:id="id52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7" draw:start-glue-point="8" draw:end-shape="id46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19.2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2cm" svg:y1="77.649cm" svg:x2="19.2cm" svg:y2="72.55cm" draw:start-shape="id88" draw:start-glue-point="1" draw:end-shape="id36" draw:end-glue-point="6" svg:d="M14200 77649l5000-5099" svg:viewBox="0 0 5001 5100">
          <text:p/>
        </draw:connector>
        <draw:connector draw:style-name="gr11" draw:text-style-name="P10" draw:layer="ConfigLayout" draw:type="line" svg:x1="15.427cm" svg:y1="71.227cm" svg:x2="19.273cm" svg:y2="72.373cm" draw:start-shape="id32" draw:start-glue-point="9" draw:end-shape="id36" draw:end-glue-point="5" svg:d="M154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19.627cm" svg:y1="72.373cm" svg:x2="19.573cm" svg:y2="70.727cm" draw:start-shape="id36" draw:start-glue-point="11" draw:end-shape="id37" draw:end-glue-point="7" svg:d="M19627 72373l-54-1646" svg:viewBox="0 0 55 1647">
          <text:p text:style-name="P9"><text:span text:style-name="T4">Transfer</text:span></text:p>
        </draw:connector>
        <draw:g xml:id="id88" draw:id="id88">
          <draw:g>
            <draw:custom-shape draw:style-name="gr41" draw:text-style-name="P10" draw:layer="ConfigLayout" svg:width="1.988cm" svg:height="0.339cm" svg:x="6cm" svg:y="7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38cm" svg:x="7.988cm" svg:y="74.9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1.988cm" svg:height="0.338cm" svg:x="6cm" svg:y="75.33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0" draw:layer="ConfigLayout" svg:width="6.212cm" svg:height="0.339cm" svg:x="7.988cm" svg:y="75.336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5" draw:text-style-name="P10" draw:layer="ConfigLayout" svg:width="8.2cm" svg:height="0.338cm" svg:x="6cm" svg:y="75.677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6" draw:text-style-name="P10" draw:layer="ConfigLayout" svg:width="2.734cm" svg:height="0.339cm" svg:x="11.466cm" svg:y="76.35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10" draw:layer="ConfigLayout" svg:width="2.734cm" svg:height="0.339cm" svg:x="6cm" svg:y="76.353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2.732cm" svg:height="0.339cm" svg:x="8.734cm" svg:y="76.353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9" draw:text-style-name="P10" draw:layer="ConfigLayout" svg:width="2.734cm" svg:height="0.338cm" svg:x="11.466cm" svg:y="76.01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0" draw:text-style-name="P10" draw:layer="ConfigLayout" svg:width="2.734cm" svg:height="0.338cm" svg:x="6cm" svg:y="76.015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10" draw:layer="ConfigLayout" svg:width="2.732cm" svg:height="0.338cm" svg:x="8.734cm" svg:y="76.015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2" draw:text-style-name="P10" draw:layer="ConfigLayout" svg:width="0.309cm" svg:height="3.608cm" svg:x="13.891cm" svg:y="76.6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10" draw:layer="ConfigLayout" svg:width="0.867cm" svg:height="3.608cm" svg:x="6cm" svg:y="76.692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10" draw:layer="ConfigLayout" svg:width="7.024cm" svg:height="3.608cm" svg:x="6.867cm" svg:y="76.692cm">
                <text:p text:style-name="P9"><text:span text:style-name="T11">Level^Data:0,SimTime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,ShiftReorg^Parameters,CollectReorg^Parameters,</text:span></text:p>
                <text:p text:style-name="P9"><text:span text:style-name="T4">MoveVelocityReorg^Parameters,OffsetErrorMarked^Value,</text:span></text:p>
                <text:p text:style-name="P9"><text:span text:style-name="T4">TargetVelocityReorg^Parameters,AtomXOffsetSmooth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0.4cm" svg:height="0.3cm" svg:x="34.8cm" svg:y="104.6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8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6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8" draw:id="id98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6" draw:id="id46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6" draw:start-glue-point="10" svg:d="M39368 79426l1798-1" svg:viewBox="0 0 1799 2">
          <text:p/>
        </draw:connector>
        <draw:g xml:id="id48" draw:id="id48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9" draw:id="id79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8" draw:id="id58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cm" draw:start-shape="id58" draw:start-glue-point="8" draw:end-shape="id47" svg:d="M43350 36700v900" svg:viewBox="0 0 1 901">
          <text:p/>
        </draw:connector>
        <draw:connector draw:style-name="gr13" draw:text-style-name="P10" draw:layer="layout" draw:type="line" svg:x1="41.002cm" svg:y1="36.451cm" svg:x2="43.1cm" svg:y2="36.45cm" draw:start-shape="id77" draw:start-glue-point="10" draw:end-shape="id58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7" draw:id="id77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9" draw:start-glue-point="1" draw:end-shape="id59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90" draw:start-glue-point="1" draw:end-shape="id60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1" draw:start-glue-point="3" draw:end-shape="id60" draw:end-glue-point="4" svg:d="M96700 44799l-1802 999" svg:viewBox="0 0 1803 1000">
          <text:p/>
        </draw:connector>
        <draw:g xml:id="id92" draw:id="id92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2" draw:start-glue-point="0" draw:end-shape="id70" draw:end-glue-point="4" svg:d="M50450 29900l-2149-1401" svg:viewBox="0 0 2150 1402">
          <text:p/>
        </draw:connector>
        <draw:connector draw:style-name="gr39" draw:text-style-name="P7" draw:layer="ConfigLayout" draw:type="line" svg:x1="57.45cm" svg:y1="22.5cm" svg:x2="58.399cm" svg:y2="28.499cm" draw:start-shape="id93" draw:start-glue-point="2" draw:end-shape="id70" draw:end-glue-point="5" svg:d="M57450 22500l949 5999" svg:viewBox="0 0 950 6000">
          <text:p/>
        </draw:connector>
        <draw:connector draw:style-name="gr39" draw:text-style-name="P7" draw:layer="ConfigLayout" draw:type="line" svg:x1="35.05cm" svg:y1="30.1cm" svg:x2="32.499cm" svg:y2="31.597cm" draw:start-shape="id94" draw:start-glue-point="2" draw:end-shape="id61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5" draw:start-glue-point="2" draw:end-shape="id45" draw:end-glue-point="4" svg:d="M92750 22302l1551 1597" svg:viewBox="0 0 1552 1598">
          <text:p/>
        </draw:connector>
        <draw:g xml:id="id95" draw:id="id95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4.55cm" svg:y1="19.802cm" svg:x2="104.399cm" svg:y2="23.899cm" draw:start-shape="id96" draw:start-glue-point="2" draw:end-shape="id45" draw:end-glue-point="5" svg:d="M104550 19802l-151 4097" svg:viewBox="0 0 152 4098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2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7" draw:id="id97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7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2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9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1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60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8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100" draw:id="id10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4.6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72.288cm" svg:y="21.8cm" svg:viewBox="0 0 9722 7480" draw:points="0,7480 9722,7480 4858,0">
            <text:p/>
          </draw:polygon>
          <draw:custom-shape draw:style-name="gr4" draw:text-style-name="P5" draw:layer="layout" svg:width="0.486cm" svg:height="0.5cm" svg:x="71.8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1.9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6.9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6.8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9" draw:id="id99" draw:layer="layout" svg:width="0.5cm" svg:height="0.5cm" svg:x="74.2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4.7cm" svg:y1="21.65cm" svg:x2="77.1cm" svg:y2="21.601cm" draw:start-shape="id99" draw:start-glue-point="10" draw:end-shape="id100" draw:end-glue-point="6" svg:d="M74700 21650l2400-49" svg:viewBox="0 0 2401 50">
          <text:p/>
        </draw:connector>
        <draw:g xml:id="id101" draw:id="id101">
          <draw:g>
            <draw:custom-shape draw:style-name="gr16" draw:text-style-name="P10" draw:layer="layout" svg:width="0.8cm" svg:height="0.3cm" svg:x="79.4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9.4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80.2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9.4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81.6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9.4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0.5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9.4cm" svg:y1="21.601cm" svg:x2="77.1cm" svg:y2="21.601cm" draw:start-shape="id101" draw:start-glue-point="3" draw:end-shape="id100" draw:end-glue-point="6" svg:d="M79400 21601h-2300" svg:viewBox="0 0 2301 1">
          <text:p/>
        </draw:connector>
        <draw:connector draw:style-name="gr39" draw:text-style-name="P7" draw:layer="layout" draw:type="line" svg:x1="71.7cm" svg:y1="21.399cm" svg:x2="74.2cm" svg:y2="21.65cm" draw:start-shape="id102" draw:start-glue-point="1" draw:end-shape="id99" draw:end-glue-point="6" svg:d="M71700 21399l2500 251" svg:viewBox="0 0 2501 252">
          <text:p/>
        </draw:connector>
        <draw:g xml:id="id102" draw:id="id102">
          <draw:g>
            <draw:custom-shape draw:style-name="gr16" draw:text-style-name="P10" draw:layer="layout" svg:width="0.8cm" svg:height="0.3cm" svg:x="68.4cm" svg:y="20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0.798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8.4cm" svg:y="21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9.2cm" svg:y="21.0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8.4cm" svg:y="21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0.6cm" svg:y="21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8.4cm" svg:y="21.7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9.5cm" svg:y="21.7cm">
                <text:p text:style-name="P9"><text:span text:style-name="T4">-0.06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3" draw:id="id103">
          <draw:g>
            <draw:custom-shape draw:style-name="gr16" draw:text-style-name="P10" draw:layer="layout" svg:width="0.8cm" svg:height="0.3cm" svg:x="69.5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0.3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9.5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4" draw:id="id104" draw:layer="layout" draw:type="line" svg:x1="71.249cm" svg:y1="27.398cm" svg:x2="72.1cm" svg:y2="29.4cm" draw:start-shape="id103" draw:start-glue-point="2" svg:d="M71249 27398l851 2002" svg:viewBox="0 0 852 2003">
          <text:p/>
        </draw:connector>
        <draw:connector draw:style-name="gr38" draw:text-style-name="P14" draw:layer="layout" draw:type="curve" draw:line-skew="-11.153cm" svg:x1="77.1cm" svg:y1="25.999cm" svg:x2="55.601cm" svg:y2="10.799cm" draw:start-shape="id100" draw:start-glue-point="7" draw:end-shape="id62" draw:end-glue-point="6" svg:d="M77100 25999c0-10575-21499-2975-21499-15200" svg:viewBox="0 0 215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7.149cm" svg:y2="21.3cm" draw:start-shape="id62" draw:start-glue-point="4" draw:end-shape="id100" draw:end-glue-point="0" svg:d="M65698 10798c0 8029 11451 2779 11451 10502" svg:viewBox="0 0 114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72.1cm" svg:y2="29.4cm" draw:start-shape="id29" draw:start-glue-point="4" draw:end-shape="id104" draw:end-glue-point="3" svg:d="M43251 80201c0-47701 28849-22301 28849-50801" svg:viewBox="0 0 28850 50802">
          <text:p/>
        </draw:connector>
        <draw:g xml:id="id106" draw:id="id106">
          <draw:g>
            <draw:custom-shape draw:style-name="gr16" draw:text-style-name="P10" draw:layer="layout" svg:width="0.8cm" svg:height="0.3cm" svg:x="75.5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5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6.3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5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7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7.7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5.5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6.6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5" draw:id="id105" draw:layer="layout" svg:width="0.5cm" svg:height="0.5cm" svg:x="73.3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2.1cm" svg:y1="29.4cm" svg:x2="73.3cm" svg:y2="30.65cm" draw:start-shape="id104" draw:start-glue-point="3" draw:end-shape="id105" draw:end-glue-point="6" svg:d="M72100 29400l1200 1250" svg:viewBox="0 0 1201 1251">
          <text:p/>
        </draw:connector>
        <draw:connector draw:style-name="gr39" draw:text-style-name="P7" draw:layer="layout" draw:type="line" svg:x1="75.5cm" svg:y1="31.449cm" svg:x2="73.727cm" svg:y2="30.827cm" draw:start-shape="id106" draw:start-glue-point="3" draw:end-shape="id105" draw:end-glue-point="9" svg:d="M75500 31449l-1773-622" svg:viewBox="0 0 1774 623">
          <text:p/>
        </draw:connector>
        <draw:custom-shape draw:style-name="gr5" draw:text-style-name="P6" xml:id="id107" draw:id="id107" draw:layer="layout" svg:width="0.5cm" svg:height="0.5cm" svg:x="45.8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3cm" svg:y1="28.25cm" svg:x2="48.301cm" svg:y2="28.499cm" draw:start-shape="id107" draw:start-glue-point="10" draw:end-shape="id70" draw:end-glue-point="4" svg:d="M46300 28250l2001 249" svg:viewBox="0 0 2002 250">
          <text:p text:style-name="P9"><text:span text:style-name="T4">Transfer</text:span></text:p>
        </draw:connector>
        <draw:connector draw:style-name="gr39" draw:text-style-name="P7" draw:layer="layout" draw:type="line" svg:x1="44.3cm" svg:y1="26.551cm" svg:x2="45.8cm" svg:y2="28.25cm" draw:start-shape="id108" draw:start-glue-point="1" draw:end-shape="id107" draw:end-glue-point="6" svg:d="M44300 26551l1500 1699" svg:viewBox="0 0 1501 1700">
          <text:p/>
        </draw:connector>
        <draw:connector draw:style-name="gr15" draw:text-style-name="P10" draw:layer="layout" draw:type="curve" svg:x1="51.2cm" svg:y1="20.75cm" svg:x2="46.05cm" svg:y2="28cm" draw:start-shape="id69" draw:start-glue-point="6" draw:end-shape="id107" draw:end-glue-point="4" svg:d="M51200 20750c-3434 0-5150 2416-5150 7250" svg:viewBox="0 0 5151 7251">
          <text:p text:style-name="P9"><text:span text:style-name="T4">Parameter</text:span></text:p>
        </draw:connector>
        <draw:g xml:id="id109" draw:id="id109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09" draw:start-glue-point="0" draw:end-shape="id110" draw:end-glue-point="8" svg:d="M45050 84100l-97-2597" svg:viewBox="0 0 98 2598">
          <text:p/>
        </draw:connector>
        <draw:g xml:id="id111" draw:id="id111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1" draw:start-glue-point="0" draw:end-shape="id112" draw:end-glue-point="8" svg:d="M46850 82398l-196-894" svg:viewBox="0 0 197 895">
          <text:p/>
        </draw:connector>
        <draw:custom-shape draw:style-name="gr5" draw:text-style-name="P6" xml:id="id114" draw:id="id114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3" draw:start-glue-point="0" draw:end-shape="id114" draw:end-glue-point="9" svg:d="M13450 113598l-1323-1171" svg:viewBox="0 0 1324 1172">
          <text:p/>
        </draw:connector>
        <draw:g xml:id="id113" draw:id="id113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4" draw:start-glue-point="5" draw:end-shape="id115" draw:end-glue-point="3" svg:d="M11773 112073l-1572-1674" svg:viewBox="0 0 1573 1675">
          <text:p/>
        </draw:connector>
        <draw:g xml:id="id116" draw:id="id116">
          <draw:g>
            <draw:custom-shape draw:style-name="gr7" draw:text-style-name="P10" draw:layer="layout" svg:width="0.8cm" svg:height="0.3cm" svg:x="51.4cm" svg:y="107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0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4cm" svg:y="10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2cm" svg:y="107.3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4cm" svg:y="107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6cm" svg:y="108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4cm" svg:y="108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5cm" svg:y="108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4cm" svg:y1="107.699cm" svg:x2="49.298cm" svg:y2="107.198cm" draw:start-shape="id116" draw:start-glue-point="3" draw:end-shape="id2" draw:end-glue-point="4" svg:d="M51400 107699l-2102-501" svg:viewBox="0 0 2103 502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custom-shape draw:style-name="gr5" draw:text-style-name="P6" xml:id="id119" draw:id="id119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8" draw:id="id118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Marke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2" draw:start-glue-point="10" draw:end-shape="id117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18" draw:start-glue-point="0" draw:end-shape="id119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19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0" draw:id="id120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0" draw:end-glue-point="8" svg:d="M30650 88400l-700-1400" svg:viewBox="0 0 701 1401">
          <text:p text:style-name="P9"><text:span text:style-name="T4">0</text:span></text:p>
        </draw:connector>
        <draw:g xml:id="id121" draw:id="id121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1" draw:start-glue-point="1" draw:end-shape="id120" draw:end-glue-point="6" svg:d="M26800 87501l2900-751" svg:viewBox="0 0 2901 752">
          <text:p/>
        </draw:connector>
        <draw:connector draw:style-name="gr15" draw:text-style-name="P10" draw:layer="ConfigLayout" draw:type="curve" svg:x1="19.75cm" svg:y1="70.8cm" svg:x2="29.7cm" svg:y2="86.75cm" draw:start-shape="id37" draw:start-glue-point="8" draw:end-shape="id120" draw:end-glue-point="6" svg:d="M19750 70800c0 10634 3316 15950 9950 15950" svg:viewBox="0 0 99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17" draw:end-glue-point="7" svg:d="M29100 84650l19574-3322" svg:viewBox="0 0 19575 3323">
          <text:p/>
        </draw:connector>
        <draw:g xml:id="id122" draw:id="id122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2" draw:start-glue-point="0" draw:end-shape="id117" draw:end-glue-point="8" svg:d="M48750 83800l101-2399" svg:viewBox="0 0 102 2400">
          <text:p/>
        </draw:connector>
        <draw:g xml:id="id123" draw:id="id123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draw:type="line" svg:x1="29.95cm" svg:y1="86.5cm" svg:x2="29.027cm" svg:y2="84.827cm" draw:start-shape="id120" draw:start-glue-point="4" draw:end-shape="id25" draw:end-glue-point="9" svg:d="M29950 86500l-923-1673" svg:viewBox="0 0 924 1674">
          <text:p/>
        </draw:connector>
        <draw:connector draw:style-name="gr12" draw:text-style-name="P7" draw:layer="layout" draw:type="line" svg:x1="24.8cm" svg:y1="84.901cm" svg:x2="28.673cm" svg:y2="84.827cm" draw:start-shape="id123" draw:start-glue-point="1" draw:end-shape="id25" draw:end-glue-point="7" svg:d="M24800 84901l3873-74" svg:viewBox="0 0 3874 75">
          <text:p/>
        </draw:connector>
        <draw:custom-shape draw:style-name="gr5" draw:text-style-name="P6" xml:id="id110" draw:id="id110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2" draw:id="id112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7" draw:id="id117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0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0" draw:start-glue-point="10" draw:end-shape="id112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17" draw:end-shape="id119" draw:end-glue-point="6" svg:d="M49101 81151l1399-1" svg:viewBox="0 0 1400 2">
          <text:p/>
        </draw:connector>
        <draw:connector draw:style-name="gr15" draw:text-style-name="P10" draw:layer="ConfigLayout" draw:type="curve" svg:x1="49.298cm" svg:y1="107.198cm" svg:x2="46.05cm" svg:y2="28.5cm" draw:start-shape="id2" draw:start-glue-point="4" draw:end-shape="id107" draw:end-glue-point="8" svg:d="M49298 107198c1056 0 880-21699-196-28136s-3052 2389-3052-50562" svg:viewBox="0 0 3957 78699">
          <text:p text:style-name="P9"><text:span text:style-name="T4">Update</text:span></text:p>
        </draw:connector>
        <draw:connector draw:style-name="gr15" draw:text-style-name="P10" xml:id="id132" draw:id="id132" draw:layer="ConfigLayout" draw:type="curve" svg:x1="50.672cm" svg:y1="80.901cm" svg:x2="46.05cm" svg:y2="28.5cm" draw:end-shape="id107" draw:end-glue-point="8" svg:d="M50672 80901c0-38923-4622-12723-4622-52401" svg:viewBox="0 0 4623 52402">
          <text:p text:style-name="P9"><text:span text:style-name="T4">Error</text:span></text:p>
        </draw:connector>
        <draw:custom-shape draw:style-name="gr5" draw:text-style-name="P6" xml:id="id125" draw:id="id125" draw:layer="Config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4" draw:id="id124">
          <draw:g>
            <draw:custom-shape draw:style-name="gr16" draw:text-style-name="P10" draw:layer="ConfigLayout" svg:width="0.8cm" svg:height="0.3cm" svg:x="57.9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198cm">
              <text:p text:style-name="P9"><text:span text:style-name="T4">Move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7.9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8.7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7.9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0.1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7.9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59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59.55cm" svg:y1="31.198cm" svg:x2="59.55cm" svg:y2="30.2cm" draw:start-shape="id124" draw:end-shape="id125" draw:end-glue-point="8" svg:d="M59550 31198v-998" svg:viewBox="0 0 1 999">
          <text:p/>
        </draw:connector>
        <draw:custom-shape draw:style-name="gr5" draw:text-style-name="P6" xml:id="id126" draw:id="id126" draw:layer="ConfigLayout" svg:width="0.5cm" svg:height="0.5cm" svg:x="61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59.8cm" svg:y1="29.95cm" svg:x2="61.1cm" svg:y2="29.95cm" draw:start-shape="id125" draw:start-glue-point="10" draw:end-shape="id126" draw:end-glue-point="6" svg:d="M59800 29950h1300" svg:viewBox="0 0 1301 1">
          <text:p text:style-name="P9"><text:span text:style-name="T4">Transfer</text:span></text:p>
        </draw:connector>
        <draw:g xml:id="id127" draw:id="id127">
          <draw:g>
            <draw:custom-shape draw:style-name="gr16" draw:text-style-name="P10" draw:layer="ConfigLayout" svg:width="0.8cm" svg:height="0.3cm" svg:x="59.7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698cm">
              <text:p text:style-name="P9"><text:span text:style-name="T4">Move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9.7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0.5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9.7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1.9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7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0.8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1.35cm" svg:y1="32.698cm" svg:x2="61.35cm" svg:y2="30.2cm" draw:start-shape="id127" draw:start-glue-point="0" draw:end-shape="id126" draw:end-glue-point="8" svg:d="M61350 32698v-2498" svg:viewBox="0 0 1 2499">
          <text:p/>
        </draw:connector>
        <draw:g xml:id="id129" draw:id="id129">
          <draw:g>
            <draw:custom-shape draw:style-name="gr16" draw:text-style-name="P10" draw:layer="ConfigLayout" svg:width="0.8cm" svg:height="0.3cm" svg:x="61.7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2cm">
              <text:p text:style-name="P9"><text:span text:style-name="T4">Move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1.7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2.5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1.7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3.9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1.7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2.8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8" draw:id="id128" draw:layer="ConfigLayout" svg:width="0.5cm" svg:height="0.5cm" svg:x="63.1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61.6cm" svg:y1="29.95cm" svg:x2="63.1cm" svg:y2="29.95cm" draw:start-shape="id126" draw:end-shape="id128" svg:d="M616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63.35cm" svg:y1="31.2cm" svg:x2="63.35cm" svg:y2="30.2cm" draw:start-shape="id129" draw:end-shape="id128" draw:end-glue-point="8" svg:d="M63350 31200v-1000" svg:viewBox="0 0 1 1001">
          <text:p/>
        </draw:connector>
        <draw:connector draw:style-name="gr21" draw:text-style-name="P10" draw:layer="ConfigLayout" draw:type="curve" svg:x1="46.05cm" svg:y1="28.5cm" svg:x2="59.3cm" svg:y2="29.95cm" draw:start-shape="id107" draw:start-glue-point="8" draw:end-shape="id125" draw:end-glue-point="6" svg:d="M46050 28500c0 967 4416 1450 13250 1450" svg:viewBox="0 0 13251 1451">
          <text:p/>
        </draw:connector>
        <draw:connector draw:style-name="gr21" draw:text-style-name="P10" draw:layer="ConfigLayout" draw:type="curve" svg:x1="46.05cm" svg:y1="28.5cm" svg:x2="61.1cm" svg:y2="29.95cm" draw:start-shape="id107" draw:start-glue-point="8" draw:end-shape="id126" draw:end-glue-point="6" svg:d="M46050 28500c0 967 5016 1450 15050 1450" svg:viewBox="0 0 15051 1451">
          <text:p/>
        </draw:connector>
        <draw:connector draw:style-name="gr21" draw:text-style-name="P10" draw:layer="ConfigLayout" draw:type="curve" svg:x1="46.05cm" svg:y1="28.5cm" svg:x2="63.1cm" svg:y2="29.95cm" draw:start-shape="id107" draw:start-glue-point="8" draw:end-shape="id128" draw:end-glue-point="6" svg:d="M46050 28500c0 967 5683 1450 17050 1450" svg:viewBox="0 0 17051 1451">
          <text:p/>
        </draw:connector>
        <draw:connector draw:style-name="gr57" draw:text-style-name="P10" draw:layer="ConfigLayout" draw:type="line" svg:x1="58.399cm" svg:y1="28.499cm" svg:x2="59.373cm" svg:y2="29.773cm" draw:start-shape="id70" draw:start-glue-point="5" draw:end-shape="id125" draw:end-glue-point="5" svg:d="M58399 28499l974 1274" svg:viewBox="0 0 975 1275">
          <text:p text:style-name="P9"><text:span text:style-name="T4">Transfer</text:span></text:p>
        </draw:connector>
        <draw:custom-shape draw:style-name="gr5" draw:text-style-name="P6" xml:id="id131" draw:id="id131" draw:layer="ConfigLayout" svg:width="0.5cm" svg:height="0.5cm" svg:x="70.3cm" svg:y="2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9.3cm" svg:y1="31.951cm" svg:x2="70.3cm" svg:y2="29.152cm" draw:start-shape="id130" draw:start-glue-point="1" draw:end-shape="id131" draw:end-glue-point="6" svg:d="M69300 31951l1000-2799" svg:viewBox="0 0 1001 2800">
          <text:p/>
        </draw:connector>
        <draw:connector draw:style-name="gr13" draw:text-style-name="P10" draw:layer="ConfigLayout" draw:type="line" svg:x1="70.8cm" svg:y1="29.152cm" svg:x2="72.1cm" svg:y2="29.4cm" draw:start-shape="id131" draw:end-shape="id104" draw:end-glue-point="3" svg:d="M70800 29152l1300 248" svg:viewBox="0 0 1301 249">
          <text:p text:style-name="P9"><text:span text:style-name="T4">Transfer</text:span></text:p>
        </draw:connector>
        <draw:connector draw:style-name="gr15" draw:text-style-name="P10" draw:layer="ConfigLayout" draw:type="curve" svg:x1="50.672cm" svg:y1="80.901cm" svg:x2="70.55cm" svg:y2="29.402cm" draw:start-shape="id132" draw:start-glue-point="2" draw:end-shape="id131" draw:end-glue-point="8" svg:d="M50672 80901c13252 0 19878-17166 19878-51499" svg:viewBox="0 0 19879 51500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70.55cm" svg:y2="29.402cm" draw:start-shape="id2" draw:start-glue-point="4" draw:end-shape="id131" draw:end-glue-point="8" svg:d="M49298 107198c14168 0 21252-25932 21252-77796" svg:viewBox="0 0 21253 77797">
          <text:p text:style-name="P9"><text:span text:style-name="T4">Update</text:span></text:p>
        </draw:connector>
        <draw:custom-shape draw:style-name="gr5" draw:text-style-name="P6" xml:id="id134" draw:id="id134" draw:layer="ConfigLayout" svg:width="0.5cm" svg:height="0.5cm" svg:x="83.5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33" draw:id="id133">
          <draw:g>
            <draw:custom-shape draw:style-name="gr16" draw:text-style-name="P10" draw:layer="ConfigLayout" svg:width="0.8cm" svg:height="0.3cm" svg:x="82.1cm" svg:y="31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198cm">
              <text:p text:style-name="P9"><text:span text:style-name="T4">Collec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1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1.4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1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4.3cm" svg:y="32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2.1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3.2cm" svg:y="32.1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3.75cm" svg:y1="31.198cm" svg:x2="83.75cm" svg:y2="30.2cm" draw:start-shape="id133" draw:start-glue-point="0" draw:end-shape="id134" draw:end-glue-point="8" svg:d="M83750 31198v-998" svg:viewBox="0 0 1 999">
          <text:p/>
        </draw:connector>
        <draw:custom-shape draw:style-name="gr5" draw:text-style-name="P6" xml:id="id135" draw:id="id135" draw:layer="ConfigLayout" svg:width="0.5cm" svg:height="0.5cm" svg:x="85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4cm" svg:y1="29.95cm" svg:x2="85.3cm" svg:y2="29.95cm" draw:start-shape="id134" draw:start-glue-point="10" draw:end-shape="id135" draw:end-glue-point="6" svg:d="M84000 29950h1300" svg:viewBox="0 0 1301 1">
          <text:p text:style-name="P9"><text:span text:style-name="T4">Transfer</text:span></text:p>
        </draw:connector>
        <draw:g xml:id="id136" draw:id="id136">
          <draw:g>
            <draw:custom-shape draw:style-name="gr16" draw:text-style-name="P10" draw:layer="ConfigLayout" svg:width="0.8cm" svg:height="0.3cm" svg:x="83.9cm" svg:y="32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698cm">
              <text:p text:style-name="P9"><text:span text:style-name="T4">Collec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3.9cm" svg:y="3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4.7cm" svg:y="32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3.9cm" svg:y="33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6.1cm" svg:y="33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9cm" svg:y="33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5cm" svg:y="33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85.55cm" svg:y1="32.698cm" svg:x2="85.55cm" svg:y2="30.2cm" draw:start-shape="id136" draw:start-glue-point="0" draw:end-shape="id135" draw:end-glue-point="8" svg:d="M85550 32698v-2498" svg:viewBox="0 0 1 2499">
          <text:p/>
        </draw:connector>
        <draw:g xml:id="id138" draw:id="id138">
          <draw:g>
            <draw:custom-shape draw:style-name="gr16" draw:text-style-name="P10" draw:layer="ConfigLayout" svg:width="0.8cm" svg:height="0.3cm" svg:x="85.9cm" svg:y="31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2cm">
              <text:p text:style-name="P9"><text:span text:style-name="T4">Collec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5.9cm" svg:y="31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6.7cm" svg:y="31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5.9cm" svg:y="31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88.1cm" svg:y="32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5.9cm" svg:y="32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87cm" svg:y="32.1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37" draw:id="id137" draw:layer="ConfigLayout" svg:width="0.5cm" svg:height="0.5cm" svg:x="87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85.8cm" svg:y1="29.95cm" svg:x2="87.3cm" svg:y2="29.95cm" draw:start-shape="id135" draw:end-shape="id137" svg:d="M85800 299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87.55cm" svg:y1="31.2cm" svg:x2="87.55cm" svg:y2="30.2cm" draw:start-shape="id138" draw:end-shape="id137" draw:end-glue-point="8" svg:d="M87550 31200v-1000" svg:viewBox="0 0 1 1001">
          <text:p/>
        </draw:connector>
        <draw:connector draw:style-name="gr57" draw:text-style-name="P10" draw:layer="ConfigLayout" draw:type="line" svg:x1="82.198cm" svg:y1="29.399cm" svg:x2="83.5cm" svg:y2="29.95cm" draw:start-shape="id100" draw:start-glue-point="5" draw:end-shape="id134" draw:end-glue-point="6" svg:d="M82198 29399l1302 551" svg:viewBox="0 0 1303 552">
          <text:p text:style-name="P9"><text:span text:style-name="T4">Transfer</text:span></text:p>
        </draw:connector>
        <draw:connector draw:style-name="gr21" draw:text-style-name="P10" draw:layer="ConfigLayout" draw:type="curve" svg:x1="70.55cm" svg:y1="29.402cm" svg:x2="83.5cm" svg:y2="29.95cm" draw:start-shape="id131" draw:start-glue-point="8" draw:end-shape="id134" draw:end-glue-point="6" svg:d="M70550 29402c0 366 4316 548 12950 548" svg:viewBox="0 0 12951 549">
          <text:p/>
        </draw:connector>
        <draw:connector draw:style-name="gr21" draw:text-style-name="P10" draw:layer="ConfigLayout" draw:type="curve" svg:x1="70.55cm" svg:y1="29.402cm" svg:x2="87.3cm" svg:y2="29.95cm" draw:start-shape="id131" draw:start-glue-point="8" draw:end-shape="id137" draw:end-glue-point="6" svg:d="M70550 29402c0 366 5583 548 16750 548" svg:viewBox="0 0 16751 549">
          <text:p/>
        </draw:connector>
        <draw:connector draw:style-name="gr21" draw:text-style-name="P10" draw:layer="ConfigLayout" draw:type="curve" svg:x1="70.55cm" svg:y1="29.402cm" svg:x2="85.3cm" svg:y2="29.95cm" draw:start-shape="id131" draw:start-glue-point="8" draw:end-shape="id135" draw:end-glue-point="6" svg:d="M70550 29402c0 366 4916 548 14750 548" svg:viewBox="0 0 14751 549">
          <text:p/>
        </draw:connector>
        <draw:connector draw:style-name="gr15" draw:text-style-name="P10" draw:layer="ConfigLayout" draw:type="curve" svg:x1="74.2cm" svg:y1="21.65cm" svg:x2="70.55cm" svg:y2="28.902cm" draw:start-shape="id99" draw:start-glue-point="6" draw:end-shape="id131" draw:end-glue-point="4" svg:d="M74200 21650c-2434 0-3650 2417-3650 7252" svg:viewBox="0 0 3651 7253">
          <text:p text:style-name="P9"><text:span text:style-name="T4">Parameter</text:span></text:p>
        </draw:connector>
        <draw:g xml:id="id139" draw:id="id139">
          <draw:g>
            <draw:custom-shape draw:style-name="gr16" draw:text-style-name="P10" draw:layer="ConfigLayout" svg:width="0.8cm" svg:height="0.3cm" svg:x="81.9cm" svg:y="27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2.7cm" svg:y="27.3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81.9cm" svg:y="27.3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83.55cm" svg:y1="27.7cm" svg:x2="82.198cm" svg:y2="29.399cm" draw:start-shape="id139" draw:start-glue-point="2" draw:end-shape="id100" draw:end-glue-point="5" svg:d="M83550 27700l-1352 1699" svg:viewBox="0 0 1353 1700">
          <text:p/>
        </draw:connector>
        <draw:custom-shape draw:style-name="gr5" draw:text-style-name="P6" xml:id="id141" draw:id="id141" draw:layer="ConfigLayout" svg:width="0.5cm" svg:height="0.5cm" svg:x="20.3cm" svg:y="3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18cm" svg:y1="28.849cm" svg:x2="20.3cm" svg:y2="30.852cm" draw:start-shape="id140" draw:start-glue-point="1" draw:end-shape="id141" draw:end-glue-point="6" svg:d="M18000 28849l2300 2003" svg:viewBox="0 0 2301 2004">
          <text:p/>
        </draw:connector>
        <draw:connector draw:style-name="gr15" draw:text-style-name="P10" draw:layer="ConfigLayout" draw:type="curve" svg:x1="25.85cm" svg:y1="24.1cm" svg:x2="20.55cm" svg:y2="30.602cm" draw:start-shape="id63" draw:start-glue-point="8" draw:end-shape="id141" draw:end-glue-point="0" svg:d="M25850 24100c0 4878-5300 1627-5300 6502" svg:viewBox="0 0 5301 6503">
          <text:p text:style-name="P9"><text:span text:style-name="T4">Parameter</text:span></text:p>
        </draw:connector>
        <draw:connector draw:style-name="gr13" draw:text-style-name="P10" draw:layer="ConfigLayout" draw:type="line" svg:x1="20.8cm" svg:y1="30.852cm" svg:x2="22.401cm" svg:y2="31.597cm" draw:start-shape="id141" draw:start-glue-point="10" draw:end-shape="id61" draw:end-glue-point="4" svg:d="M20800 30852l1601 745" svg:viewBox="0 0 1602 746">
          <text:p text:style-name="P9"><text:span text:style-name="T4">Transfer</text:span></text:p>
        </draw:connector>
        <draw:custom-shape draw:style-name="gr5" draw:text-style-name="P6" xml:id="id143" draw:id="id143" draw:layer="ConfigLayout" svg:width="0.5cm" svg:height="0.5cm" svg:x="33.1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2" draw:id="id142">
          <draw:g>
            <draw:custom-shape draw:style-name="gr16" draw:text-style-name="P10" draw:layer="ConfigLayout" svg:width="0.8cm" svg:height="0.3cm" svg:x="31.7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3.998cm">
              <text:p text:style-name="P9"><text:span text:style-name="T4">ShiftRef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1.7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2.5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1.7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3.9cm" svg:y="3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1.7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2.8cm" svg:y="34.9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3.35cm" svg:y1="33.998cm" svg:x2="33.35cm" svg:y2="33cm" draw:start-shape="id142" draw:end-shape="id143" draw:end-glue-point="8" svg:d="M33350 33998v-998" svg:viewBox="0 0 1 999">
          <text:p/>
        </draw:connector>
        <draw:custom-shape draw:style-name="gr5" draw:text-style-name="P6" xml:id="id144" draw:id="id144" draw:layer="ConfigLayout" svg:width="0.5cm" svg:height="0.5cm" svg:x="34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3.6cm" svg:y1="32.75cm" svg:x2="34.9cm" svg:y2="32.75cm" draw:start-shape="id143" draw:start-glue-point="10" draw:end-shape="id144" draw:end-glue-point="6" svg:d="M33600 32750h1300" svg:viewBox="0 0 1301 1">
          <text:p text:style-name="P9"><text:span text:style-name="T4">Transfer</text:span></text:p>
        </draw:connector>
        <draw:g xml:id="id145" draw:id="id145">
          <draw:g>
            <draw:custom-shape draw:style-name="gr16" draw:text-style-name="P10" draw:layer="ConfigLayout" svg:width="0.8cm" svg:height="0.3cm" svg:x="33.5cm" svg:y="35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498cm">
              <text:p text:style-name="P9"><text:span text:style-name="T4">ShiftRef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3.5cm" svg:y="35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3cm" svg:y="35.7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5cm" svg:y="36.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5.7cm" svg:y="36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5cm" svg:y="36.4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4.6cm" svg:y="36.4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35.15cm" svg:y1="35.498cm" svg:x2="35.15cm" svg:y2="33cm" draw:start-shape="id145" draw:start-glue-point="0" draw:end-shape="id144" draw:end-glue-point="8" svg:d="M35150 35498v-2498" svg:viewBox="0 0 1 2499">
          <text:p/>
        </draw:connector>
        <draw:g xml:id="id147" draw:id="id147">
          <draw:g>
            <draw:custom-shape draw:style-name="gr16" draw:text-style-name="P10" draw:layer="ConfigLayout" svg:width="0.8cm" svg:height="0.3cm" svg:x="35.5cm" svg:y="34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cm">
              <text:p text:style-name="P9"><text:span text:style-name="T4">ShiftRef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5.5cm" svg:y="34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6.3cm" svg:y="34.3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5.5cm" svg:y="34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7.7cm" svg:y="34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5cm" svg:y="34.9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36.6cm" svg:y="34.9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46" draw:id="id146" draw:layer="ConfigLayout" svg:width="0.5cm" svg:height="0.5cm" svg:x="36.9cm" svg:y="3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0" draw:layer="ConfigLayout" draw:type="line" svg:x1="35.4cm" svg:y1="32.75cm" svg:x2="36.9cm" svg:y2="32.75cm" draw:start-shape="id144" draw:end-shape="id146" svg:d="M35400 32750h1500" svg:viewBox="0 0 1501 1">
          <text:p text:style-name="P9"><text:span text:style-name="T4">Transfer</text:span></text:p>
        </draw:connector>
        <draw:connector draw:style-name="gr39" draw:text-style-name="P7" draw:layer="ConfigLayout" draw:type="line" svg:x1="37.15cm" svg:y1="34cm" svg:x2="37.15cm" svg:y2="33cm" draw:start-shape="id147" draw:end-shape="id146" draw:end-glue-point="8" svg:d="M37150 34000v-1000" svg:viewBox="0 0 1 1001">
          <text:p/>
        </draw:connector>
        <draw:connector draw:style-name="gr57" draw:text-style-name="P10" draw:layer="ConfigLayout" draw:type="line" svg:x1="32.499cm" svg:y1="31.597cm" svg:x2="33.173cm" svg:y2="32.573cm" draw:start-shape="id61" draw:start-glue-point="5" draw:end-shape="id143" draw:end-glue-point="5" svg:d="M32499 31597l674 976" svg:viewBox="0 0 675 977">
          <text:p text:style-name="P9"><text:span text:style-name="T4">Transfer</text:span></text:p>
        </draw:connector>
        <draw:connector draw:style-name="gr21" draw:text-style-name="P10" draw:layer="ConfigLayout" draw:type="curve" svg:x1="20.55cm" svg:y1="31.102cm" svg:x2="36.9cm" svg:y2="32.75cm" draw:start-shape="id141" draw:start-glue-point="8" draw:end-shape="id146" draw:end-glue-point="6" svg:d="M20550 31102c0 1099 5450 1648 16350 1648" svg:viewBox="0 0 16351 1649">
          <text:p/>
        </draw:connector>
        <draw:connector draw:style-name="gr21" draw:text-style-name="P10" draw:layer="ConfigLayout" draw:type="curve" svg:x1="20.55cm" svg:y1="31.102cm" svg:x2="34.9cm" svg:y2="32.75cm" draw:start-shape="id141" draw:start-glue-point="8" draw:end-shape="id144" draw:end-glue-point="6" svg:d="M20550 31102c0 1099 4783 1648 14350 1648" svg:viewBox="0 0 14351 1649">
          <text:p/>
        </draw:connector>
        <draw:connector draw:style-name="gr21" draw:text-style-name="P10" draw:layer="ConfigLayout" draw:type="curve" svg:x1="20.55cm" svg:y1="31.102cm" svg:x2="33.1cm" svg:y2="32.75cm" draw:start-shape="id141" draw:start-glue-point="8" draw:end-shape="id143" draw:end-glue-point="6" svg:d="M20550 31102c0 1099 4183 1648 12550 1648" svg:viewBox="0 0 12551 1649">
          <text:p/>
        </draw:connector>
        <draw:custom-shape draw:style-name="gr5" draw:text-style-name="P6" xml:id="id149" draw:id="id149" draw:layer="ConfigLayout" svg:width="0.5cm" svg:height="0.5cm" svg:x="60.3cm" svg:y="2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ConfigLayout" draw:type="line" svg:x1="60.15cm" svg:y1="27cm" svg:x2="60.55cm" svg:y2="28.2cm" draw:start-shape="id148" draw:end-shape="id149" draw:end-glue-point="4" svg:d="M60150 27000l400 1200" svg:viewBox="0 0 401 1201">
          <text:p/>
        </draw:connector>
        <draw:connector draw:style-name="gr15" draw:text-style-name="P10" draw:layer="ConfigLayout" draw:type="curve" svg:x1="58.399cm" svg:y1="28.499cm" svg:x2="60.3cm" svg:y2="28.45cm" draw:start-shape="id70" draw:start-glue-point="5" draw:end-shape="id149" draw:end-glue-point="6" svg:d="M58399 28499c1578 0 628-49 1901-49" svg:viewBox="0 0 1902 50">
          <text:p text:style-name="P9"><text:span text:style-name="T4">Parameter</text:span></text:p>
        </draw:connector>
        <draw:connector draw:style-name="gr15" draw:text-style-name="P10" draw:layer="ConfigLayout" draw:type="curve" svg:x1="49.298cm" svg:y1="107.198cm" svg:x2="60.55cm" svg:y2="28.7cm" draw:start-shape="id2" draw:start-glue-point="4" draw:end-shape="id149" draw:end-glue-point="8" svg:d="M49298 107198c7502 0 11252-26166 11252-78498" svg:viewBox="0 0 11253 78499">
          <text:p text:style-name="P9"><text:span text:style-name="T4">Update</text:span></text:p>
        </draw:connector>
        <draw:connector draw:style-name="gr15" draw:text-style-name="P10" draw:layer="ConfigLayout" draw:type="curve" svg:x1="50.672cm" svg:y1="80.901cm" svg:x2="60.55cm" svg:y2="28.7cm" draw:start-shape="id132" draw:start-glue-point="2" draw:end-shape="id149" draw:end-glue-point="8" svg:d="M50672 80901c6586 0 9878-17400 9878-52201" svg:viewBox="0 0 9879 52202">
          <text:p text:style-name="P9"><text:span text:style-name="T4">Error</text:span></text:p>
        </draw:connector>
        <draw:custom-shape draw:style-name="gr5" draw:text-style-name="P6" xml:id="id151" draw:id="id151" draw:layer="ConfigLayout" svg:width="0.5cm" svg:height="0.5cm" svg:x="62.001cm" svg:y="2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3" draw:id="id153" draw:layer="ConfigLayout" svg:width="0.5cm" svg:height="0.5cm" svg:x="62.5cm" svg:y="2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5" draw:id="id155" draw:layer="ConfigLayout" svg:width="0.5cm" svg:height="0.5cm" svg:x="62.7cm" svg:y="2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0" draw:id="id150">
          <draw:g>
            <draw:custom-shape draw:style-name="gr16" draw:text-style-name="P10" draw:layer="ConfigLayout" svg:width="0.8cm" svg:height="0.3cm" svg:x="60.6cm" svg:y="21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6cm">
              <text:p text:style-name="P9"><text:span text:style-name="T4">MoveVelocity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0.6cm" svg:y="21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1.4cm" svg:y="21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0.6cm" svg:y="22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2.8cm" svg:y="2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0.6cm" svg:y="22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1.7cm" svg:y="22.5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2" draw:id="id152">
          <draw:g>
            <draw:custom-shape draw:style-name="gr16" draw:text-style-name="P10" draw:layer="ConfigLayout" svg:width="0.8cm" svg:height="0.3cm" svg:x="62.5cm" svg:y="2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698cm">
              <text:p text:style-name="P9"><text:span text:style-name="T4">MoveVelocity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2.5cm" svg:y="2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3.3cm" svg:y="23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2.5cm" svg:y="2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4.7cm" svg:y="24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2.5cm" svg:y="24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3.6cm" svg:y="24.6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54" draw:id="id154">
          <draw:g>
            <draw:custom-shape draw:style-name="gr16" draw:text-style-name="P10" draw:layer="ConfigLayout" svg:width="0.8cm" svg:height="0.3cm" svg:x="64.5cm" svg:y="25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3cm">
              <text:p text:style-name="P9"><text:span text:style-name="T4">MoveVelocity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4.5cm" svg:y="2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3cm" svg:y="25.6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4.5cm" svg:y="25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6.7cm" svg:y="26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4.5cm" svg:y="26.2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ConfigLayout" svg:width="1.1cm" svg:height="0.3cm" svg:x="65.6cm" svg:y="26.2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ConfigLayout" draw:type="line" svg:x1="62.25cm" svg:y1="22.802cm" svg:x2="62.251cm" svg:y2="26.901cm" draw:start-shape="id150" draw:start-glue-point="2" draw:end-shape="id151" draw:end-glue-point="4" svg:d="M62250 22802l1 4099" svg:viewBox="0 0 2 4100">
          <text:p/>
        </draw:connector>
        <draw:connector draw:style-name="gr39" draw:text-style-name="P7" draw:layer="ConfigLayout" draw:type="line" svg:x1="64.15cm" svg:y1="24.9cm" svg:x2="62.927cm" svg:y2="27.873cm" draw:start-shape="id152" draw:start-glue-point="2" draw:end-shape="id153" draw:end-glue-point="11" svg:d="M64150 24900l-1223 2973" svg:viewBox="0 0 1224 2974">
          <text:p/>
        </draw:connector>
        <draw:connector draw:style-name="gr39" draw:text-style-name="P7" draw:layer="ConfigLayout" draw:type="line" svg:x1="66.15cm" svg:y1="26.502cm" svg:x2="63.2cm" svg:y2="28.95cm" draw:start-shape="id154" draw:start-glue-point="2" draw:end-shape="id155" draw:end-glue-point="10" svg:d="M66150 26502l-2950 2448" svg:viewBox="0 0 2951 2449">
          <text:p/>
        </draw:connector>
        <draw:connector draw:style-name="gr21" draw:text-style-name="P10" draw:layer="ConfigLayout" draw:type="curve" svg:x1="60.727cm" svg:y1="28.273cm" svg:x2="62.001cm" svg:y2="27.151cm" draw:start-shape="id149" draw:start-glue-point="11" draw:end-shape="id151" draw:end-glue-point="6" svg:d="M60727 28273c1011 0 374-1122 1274-1122" svg:viewBox="0 0 1275 1123">
          <text:p/>
        </draw:connector>
        <draw:connector draw:style-name="gr21" draw:text-style-name="P10" draw:layer="ConfigLayout" draw:type="curve" svg:x1="60.8cm" svg:y1="28.45cm" svg:x2="62.5cm" svg:y2="28.05cm" draw:start-shape="id149" draw:start-glue-point="10" draw:end-shape="id153" draw:end-glue-point="6" svg:d="M60800 28450c1276 0 427-400 1700-400" svg:viewBox="0 0 1701 401">
          <text:p/>
        </draw:connector>
        <draw:connector draw:style-name="gr21" draw:text-style-name="P10" draw:layer="ConfigLayout" draw:type="curve" svg:x1="60.727cm" svg:y1="28.627cm" svg:x2="62.7cm" svg:y2="28.95cm" draw:start-shape="id149" draw:start-glue-point="9" draw:end-shape="id155" draw:end-glue-point="6" svg:d="M60727 28627c1536 0 550 323 1973 323" svg:viewBox="0 0 1974 324">
          <text:p/>
        </draw:connector>
        <draw:connector draw:style-name="gr15" draw:text-style-name="P10" draw:layer="ConfigLayout" draw:type="curve" svg:x1="50.672cm" svg:y1="80.901cm" svg:x2="20.55cm" svg:y2="31.102cm" draw:start-shape="id132" draw:start-glue-point="2" draw:end-shape="id141" draw:end-glue-point="8" svg:d="M50672 80901c0 751-30122 25651-30122-49799" svg:viewBox="0 0 30123 543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20.55cm" svg:y2="31.102cm" draw:start-shape="id2" draw:start-glue-point="4" draw:end-shape="id141" draw:end-glue-point="8" svg:d="M49298 107198c0 1056-28748 39104-28748-76096" svg:viewBox="0 0 28749 82946">
          <text:p text:style-name="P9"><text:span text:style-name="T4">Update</text:span></text:p>
        </draw:connector>
        <draw:connector draw:style-name="gr21" draw:text-style-name="P10" draw:layer="layout" draw:type="curve" svg:x1="48.601cm" svg:y1="81.151cm" svg:x2="31.599cm" svg:y2="71.601cm" draw:start-shape="id117" draw:start-glue-point="6" draw:end-shape="id20" draw:end-glue-point="5" svg:d="M48601 81151c-8848 0-7373-5176-9412-7864s-7590-2887-7590-1686" svg:viewBox="0 0 17003 10254">
          <text:p/>
        </draw:connector>
        <draw:connector draw:style-name="gr15" draw:text-style-name="P10" draw:layer="layout" draw:type="curve" svg:x1="48.601cm" svg:y1="81.151cm" svg:x2="15.25cm" svg:y2="71.3cm" draw:start-shape="id117" draw:start-glue-point="6" draw:end-shape="id32" draw:end-glue-point="8" svg:d="M48601 81151c-22234 0-33351-3283-33351-9851" svg:viewBox="0 0 33352 9852">
          <text:p text:style-name="P9"><text:span text:style-name="T4">OffsetError:4 5</text:span></text:p>
        </draw:connector>
        <draw:custom-shape draw:style-name="gr5" draw:text-style-name="P6" xml:id="id156" draw:id="id156" draw:layer="ConfigLayout" svg:width="0.5cm" svg:height="0.5cm" svg:x="49.802cm" svg:y="7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49.028cm" svg:y1="80.974cm" svg:x2="49.875cm" svg:y2="80.029cm" draw:start-shape="id117" draw:start-glue-point="11" draw:end-shape="id156" draw:end-glue-point="7" svg:d="M49028 80974l847-945" svg:viewBox="0 0 848 946">
          <text:p/>
        </draw:connector>
        <draw:g xml:id="id157" draw:id="id157">
          <draw:g>
            <draw:custom-shape draw:style-name="gr16" draw:text-style-name="P10" draw:layer="ConfigLayout" svg:width="0.8cm" svg:height="0.3cm" svg:x="50.9cm" svg:y="77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398cm">
              <text:p text:style-name="P9"><text:span text:style-name="T4">OffsetError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77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77.6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7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1cm" svg:y="78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6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6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78.3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9cm" svg:y="78.3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cm" svg:y="78.3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2.55cm" svg:y1="78.9cm" svg:x2="50.229cm" svg:y2="79.675cm" draw:start-shape="id157" draw:start-glue-point="2" draw:end-shape="id156" draw:end-glue-point="11" svg:d="M52550 78900l-2321 775" svg:viewBox="0 0 2322 776">
          <text:p/>
        </draw:connector>
        <draw:custom-shape draw:style-name="gr5" draw:text-style-name="P6" xml:id="id39" draw:id="id39" draw:layer="ConfigLayout" svg:width="0.5cm" svg:height="0.5cm" svg:x="24.101cm" svg:y="7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24.601cm" svg:y1="70.551cm" svg:x2="26cm" svg:y2="70.65cm" draw:start-shape="id39" draw:start-glue-point="10" draw:end-shape="id40" draw:end-glue-point="6" svg:d="M24601 70551l1399 99" svg:viewBox="0 0 1400 100">
          <text:p text:style-name="P9"><text:span text:style-name="T4">Transfer</text:span></text:p>
        </draw:connector>
        <draw:g xml:id="id158" draw:id="id158">
          <draw:g>
            <draw:custom-shape draw:style-name="gr7" draw:text-style-name="P10" draw:layer="ConfigLayout" svg:width="0.8cm" svg:height="0.3cm" svg:x="22.9cm" svg:y="67.6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598cm">
              <text:p text:style-name="P9"><text:span text:style-name="T4">Sco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2.9cm" svg:y="67.9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3.7cm" svg:y="67.8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2.9cm" svg:y="68.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5.1cm" svg:y="68.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2.9cm" svg:y="68.5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4cm" svg:y="68.5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4.55cm" svg:y1="68.8cm" svg:x2="24.351cm" svg:y2="70.301cm" draw:start-shape="id158" draw:start-glue-point="2" draw:end-shape="id39" draw:end-glue-point="4" svg:d="M24550 68800l-199 1501" svg:viewBox="0 0 200 1502">
          <text:p/>
        </draw:connector>
        <draw:connector draw:style-name="gr27" draw:text-style-name="P7" draw:layer="ConfigLayout" draw:type="line" svg:x1="39.201cm" svg:y1="107.199cm" svg:x2="24.351cm" svg:y2="70.801cm" draw:start-shape="id2" draw:start-glue-point="6" draw:end-shape="id39" draw:end-glue-point="8" svg:d="M39201 107199l-14850-36398" svg:viewBox="0 0 14851 36399">
          <text:p/>
        </draw:connector>
        <draw:g xml:id="id160" draw:id="id160">
          <draw:g>
            <draw:custom-shape draw:style-name="gr16" draw:text-style-name="P10" draw:layer="ConfigLayout" svg:width="0.8cm" svg:height="0.3cm" svg:x="51cm" svg:y="83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3.798cm">
              <text:p text:style-name="P9"><text:span text:style-name="T4">Score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1cm" svg:y="84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8cm" svg:y="84.098cm">
              <text:p text:style-name="P9"><text:span text:style-name="T4">Normaliz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1cm" svg:y="84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.2cm" svg:y="84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cm" svg:y="84.7cm">
                <text:p text:style-name="P9"><text:span text:style-name="T4">Facto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2.1cm" svg:y="84.7cm">
                <text:p text:style-name="P9"><text:span text:style-name="T4">10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59" draw:id="id159" draw:layer="ConfigLayout" svg:width="0.5cm" svg:height="0.5cm" svg:x="52.4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ConfigLayout" draw:type="line" svg:x1="51cm" svg:y1="81.15cm" svg:x2="52.401cm" svg:y2="81.151cm" draw:start-shape="id119" draw:start-glue-point="10" draw:end-shape="id159" draw:end-glue-point="6" svg:d="M51000 81150l1401 1" svg:viewBox="0 0 1402 2">
          <text:p text:style-name="P9"><text:span text:style-name="T7">Transfer</text:span></text:p>
        </draw:connector>
        <draw:connector draw:style-name="gr12" draw:text-style-name="P7" draw:layer="ConfigLayout" draw:type="line" svg:x1="52.65cm" svg:y1="83.798cm" svg:x2="52.651cm" svg:y2="81.401cm" draw:start-shape="id160" draw:start-glue-point="0" draw:end-shape="id159" draw:end-glue-point="8" svg:d="M52650 83798l1-2397" svg:viewBox="0 0 2 2398">
          <text:p/>
        </draw:connector>
        <draw:connector draw:style-name="gr15" draw:text-style-name="P10" draw:layer="ConfigLayout" draw:type="curve" svg:x1="15.25cm" svg:y1="71.3cm" svg:x2="52.474cm" svg:y2="80.974cm" draw:start-shape="id32" draw:start-glue-point="8" draw:end-shape="id159" draw:end-glue-point="5" svg:d="M15250 71300c0 7201 37224 2365 37224 9674" svg:viewBox="0 0 37225 9675">
          <text:p text:style-name="P9"><text:span text:style-name="T4">1</text:span></text:p>
        </draw:connector>
        <draw:custom-shape draw:style-name="gr5" draw:text-style-name="P6" xml:id="id161" draw:id="id161" draw:layer="ConfigLayout" svg:width="0.5cm" svg:height="0.5cm" svg:x="106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svg:x1="104.399cm" svg:y1="23.899cm" svg:x2="106.6cm" svg:y2="23.85cm" draw:start-shape="id45" draw:start-glue-point="5" draw:end-shape="id161" draw:end-glue-point="6" svg:d="M104399 23899c1803 0 703-49 2201-49" svg:viewBox="0 0 2202 50">
          <text:p text:style-name="P9"><text:span text:style-name="T4">Parameter</text:span></text:p>
        </draw:connector>
        <draw:connector draw:style-name="gr39" draw:text-style-name="P7" draw:layer="ConfigLayout" draw:type="line" svg:x1="109.95cm" svg:y1="21.7cm" svg:x2="106.85cm" svg:y2="23.6cm" draw:start-shape="id162" draw:end-shape="id161" draw:end-glue-point="4" svg:d="M109950 21700l-3100 1900" svg:viewBox="0 0 3101 1901">
          <text:p/>
        </draw:connector>
        <draw:connector draw:style-name="gr15" draw:text-style-name="P10" draw:layer="ConfigLayout" draw:type="curve" svg:x1="52.901cm" svg:y1="81.151cm" svg:x2="107.027cm" svg:y2="24.027cm" draw:start-shape="id159" draw:start-glue-point="10" draw:end-shape="id161" draw:end-glue-point="9" svg:d="M52901 81151c36084 0 54126-19041 54126-57124" svg:viewBox="0 0 54127 57125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107.027cm" svg:y2="24.027cm" draw:start-shape="id2" draw:start-glue-point="4" draw:end-shape="id161" draw:end-glue-point="9" svg:d="M49298 107198c38486 0 57729-27723 57729-83171" svg:viewBox="0 0 57730 83172">
          <text:p text:style-name="P9"><text:span text:style-name="T4">Update</text:span></text:p>
        </draw:connector>
        <draw:g xml:id="id162" draw:id="id162">
          <draw:g>
            <draw:custom-shape draw:style-name="gr16" draw:text-style-name="P10" draw:layer="layout" svg:width="0.8cm" svg:height="0.3cm" svg:x="108.3cm" svg:y="17.8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7.798cm">
              <text:p text:style-name="P9"><text:span text:style-name="T4">Target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8.3cm" svg:y="18.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9.1cm" svg:y="18.0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8.3cm" svg:y="18.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10.5cm" svg:y="1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8.3cm" svg:y="18.7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09.5cm" svg:y="18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10.5cm" svg:y="19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3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3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10.5cm" svg:y="19.6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08.3cm" svg:y="19.6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09.9cm" svg:y="19.6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19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08.3cm" svg:y="19.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19.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5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5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0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0.8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0.8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4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4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10.8cm" svg:y="21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08.3cm" svg:y="21.1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09.6cm" svg:y="21.1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0" draw:id="id130">
          <draw:g>
            <draw:custom-shape draw:style-name="gr16" draw:text-style-name="P10" draw:layer="layout" svg:width="0.8cm" svg:height="0.3cm" svg:x="66cm" svg:y="30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cm">
              <text:p text:style-name="P9"><text:span text:style-name="T4">Collec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6cm" svg:y="30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8cm" svg:y="30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6cm" svg:y="30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8.2cm" svg:y="31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6cm" svg:y="30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67.2cm" svg:y="30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8.2cm" svg:y="31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8.2cm" svg:y="31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66cm" svg:y="31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7.6cm" svg:y="31.8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66cm" svg:y="32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2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2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2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002cm">
                <text:p text:style-name="P9"><text:span text:style-name="T4">-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8.5cm" svg:y="33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66cm" svg:y="33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67.3cm" svg:y="33.3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8" draw:id="id148">
          <draw:g>
            <draw:custom-shape draw:style-name="gr16" draw:text-style-name="P10" draw:layer="layout" svg:width="0.8cm" svg:height="0.3cm" svg:x="58.5cm" svg:y="23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098cm">
              <text:p text:style-name="P9"><text:span text:style-name="T4">MoveVelocity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8.5cm" svg:y="23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9.3cm" svg:y="23.3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8.5cm" svg:y="23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60.7cm" svg:y="2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3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3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8.5cm" svg:y="24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59.7cm" svg:y="24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60.7cm" svg:y="2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6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6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60.7cm" svg:y="24.9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58.5cm" svg:y="24.9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60.1cm" svg:y="24.9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58.5cm" svg:y="25.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5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5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5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5.8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5.8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1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61cm" svg:y="26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58.5cm" svg:y="26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59.8cm" svg:y="26.4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8" draw:id="id108">
          <draw:g>
            <draw:custom-shape draw:style-name="gr16" draw:text-style-name="P10" draw:layer="layout" svg:width="0.8cm" svg:height="0.3cm" svg:x="41cm" svg:y="24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6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cm" svg:y="24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8cm" svg:y="24.9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cm" svg:y="25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2cm" svg:y="25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5.8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5.8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5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1cm" svg:y="25.5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42.2cm" svg:y="25.5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3.2cm" svg:y="26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1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1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2cm" svg:y="26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41cm" svg:y="26.4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42.6cm" svg:y="26.402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6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41cm" svg:y="26.7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6.7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0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0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0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3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3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3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6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8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8.2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8.2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5cm" svg:y="27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41cm" svg:y="27.9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42.3cm" svg:y="27.90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0" draw:id="id140">
          <draw:g>
            <draw:custom-shape draw:style-name="gr16" draw:text-style-name="P10" draw:layer="layout" svg:width="0.8cm" svg:height="0.3cm" svg:x="14.7cm" svg:y="2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6.898cm">
              <text:p text:style-name="P9"><text:span text:style-name="T4">Shif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4.7cm" svg:y="2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5.5cm" svg:y="2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4.7cm" svg:y="2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16.9cm" svg:y="2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4.7cm" svg:y="2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layout" svg:width="1cm" svg:height="0.3cm" svg:x="15.9cm" svg:y="2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16.9cm" svg:y="2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16.9cm" svg:y="2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layout" svg:width="1.6cm" svg:height="0.3cm" svg:x="14.7cm" svg:y="2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layout" svg:width="0.6cm" svg:height="0.3cm" svg:x="16.3cm" svg:y="28.7cm">
                <text:p text:style-name="P9"><text:span text:style-name="T4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layout" svg:width="1.3cm" svg:height="0.3cm" svg:x="14.7cm" svg:y="2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2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2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2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17.2cm" svg:y="3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layout" svg:width="1.3cm" svg:height="0.3cm" svg:x="14.7cm" svg:y="3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layout" svg:width="1.2cm" svg:height="0.3cm" svg:x="16cm" svg:y="30.2cm">
                <text:p text:style-name="P9"><text:span text:style-name="T4">1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3" draw:id="id163">
          <draw:g>
            <draw:custom-shape draw:style-name="gr16" draw:text-style-name="P10" draw:layer="ConfigLayout" svg:width="0.8cm" svg:height="0.3cm" svg:x="65.1cm" svg:y="5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cm">
              <text:p text:style-name="P9"><text:span text:style-name="T4">Accel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65.1cm" svg:y="5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5.9cm" svg:y="52.3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1cm" svg:y="5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67.3cm" svg:y="5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20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20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5.1cm" svg:y="52.902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66.3cm" svg:y="52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3cm" svg:y="53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502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5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7.3cm" svg:y="53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65.1cm" svg:y="53.80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66.7cm" svg:y="53.8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65.1cm" svg:y="54.102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102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4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402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402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4.7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4.702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4.702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00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002cm">
                <text:p text:style-name="P9"><text:span text:style-name="T4">5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602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602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67.6cm" svg:y="55.3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65.1cm" svg:y="55.30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66.4cm" svg:y="55.302cm">
                <text:p text:style-name="P9"><text:span text:style-name="T4">2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6" draw:id="id166">
          <draw:g>
            <draw:custom-shape draw:style-name="gr16" draw:text-style-name="P10" draw:layer="ConfigLayout" svg:width="0.8cm" svg:height="0.3cm" svg:x="50.9cm" svg:y="3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8.998cm">
              <text:p text:style-name="P9"><text:span text:style-name="T4">VelocityGain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50.9cm" svg:y="39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7cm" svg:y="39.2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9cm" svg:y="39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53.1cm" svg:y="40.2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9cm" svg:y="40.2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2.5cm" svg:y="40.2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0.9cm" svg:y="39.9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52.1cm" svg:y="39.9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53.1cm" svg:y="4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9cm" svg:y="40.5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2.5cm" svg:y="40.5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53.1cm" svg:y="40.8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50.9cm" svg:y="40.8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52.5cm" svg:y="40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50.9cm" svg:y="41.1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1.1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4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9cm" svg:y="41.4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1.4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1.7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9cm" svg:y="41.7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1.7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9cm" svg:y="42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9cm" svg:y="42.6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2.6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53.4cm" svg:y="42.3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50.9cm" svg:y="42.3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52.2cm" svg:y="42.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64" draw:id="id164" draw:layer="ConfigLayout" svg:width="0.5cm" svg:height="0.5cm" svg:x="64.8cm" svg:y="5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66.75cm" svg:y1="55.902cm" svg:x2="65.227cm" svg:y2="57.173cm" draw:start-shape="id163" draw:end-shape="id164" draw:end-glue-point="11" svg:d="M66750 55902l-1523 1271" svg:viewBox="0 0 1524 1272">
          <text:p/>
        </draw:connector>
        <draw:connector draw:style-name="gr11" draw:text-style-name="P10" draw:layer="ConfigLayout" draw:type="line" svg:x1="62.687cm" svg:y1="57.381cm" svg:x2="64.8cm" svg:y2="57.35cm" draw:start-shape="id79" draw:start-glue-point="3" draw:end-shape="id164" draw:end-glue-point="6" svg:d="M62687 57381l2113-31" svg:viewBox="0 0 2114 32">
          <text:p text:style-name="P9"><text:span text:style-name="T4">Parameter</text:span></text:p>
        </draw:connector>
        <draw:custom-shape draw:style-name="gr5" draw:text-style-name="P6" xml:id="id165" draw:id="id165" draw:layer="ConfigLayout" svg:width="0.5cm" svg:height="0.5cm" svg:x="51cm" svg:y="4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48.399cm" svg:y1="45.699cm" svg:x2="51cm" svg:y2="45.65cm" draw:start-shape="id47" draw:start-glue-point="5" draw:end-shape="id165" draw:end-glue-point="6" svg:d="M48399 45699l2601-49" svg:viewBox="0 0 2602 50">
          <text:p text:style-name="P9"><text:span text:style-name="T4">Parameter</text:span></text:p>
        </draw:connector>
        <draw:connector draw:style-name="gr12" draw:text-style-name="P7" draw:layer="ConfigLayout" draw:type="line" svg:x1="52.55cm" svg:y1="42.9cm" svg:x2="51.25cm" svg:y2="45.4cm" draw:start-shape="id166" draw:start-glue-point="2" draw:end-shape="id165" draw:end-glue-point="4" svg:d="M52550 42900l-1300 2500" svg:viewBox="0 0 1301 2501">
          <text:p/>
        </draw:connector>
        <draw:connector draw:style-name="gr15" draw:text-style-name="P10" draw:layer="ConfigLayout" draw:type="curve" svg:x1="59.55cm" svg:y1="49.2cm" svg:x2="65.05cm" svg:y2="57.1cm" draw:start-shape="id167" draw:start-glue-point="8" draw:end-shape="id164" svg:d="M59550 49200c0 5926 5500 1977 5500 7900" svg:viewBox="0 0 5501 7901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51.25cm" svg:y2="45.9cm" draw:start-shape="id2" draw:start-glue-point="4" draw:end-shape="id165" draw:end-glue-point="8" svg:d="M49298 107198c1302 0 1952-20432 1952-61298" svg:viewBox="0 0 1953 61299">
          <text:p text:style-name="P9"><text:span text:style-name="T4">Update</text:span></text:p>
        </draw:connector>
        <draw:connector draw:style-name="gr15" draw:text-style-name="P10" draw:layer="ConfigLayout" draw:type="curve" svg:x1="49.298cm" svg:y1="107.198cm" svg:x2="65.05cm" svg:y2="57.6cm" draw:start-shape="id2" draw:start-glue-point="4" draw:end-shape="id164" draw:end-glue-point="8" svg:d="M49298 107198c10502 0 15752-16532 15752-49598" svg:viewBox="0 0 15753 49599">
          <text:p text:style-name="P9"><text:span text:style-name="T4">Update</text:span></text:p>
        </draw:connector>
        <draw:custom-shape draw:style-name="gr5" draw:text-style-name="P6" xml:id="id169" draw:id="id169" draw:layer="ConfigLayout" svg:width="0.5cm" svg:height="0.5cm" svg:x="36.1cm" svg:y="10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9.5cm" svg:y1="108.849cm" svg:x2="36.1cm" svg:y2="107.85cm" draw:start-shape="id168" draw:start-glue-point="1" draw:end-shape="id169" draw:end-glue-point="6" svg:d="M29500 108849l6600-999" svg:viewBox="0 0 6601 1000">
          <text:p/>
        </draw:connector>
        <draw:g xml:id="id168" draw:id="id168">
          <draw:g>
            <draw:custom-shape draw:style-name="gr16" draw:text-style-name="P10" draw:layer="ConfigLayout" svg:width="0.8cm" svg:height="0.3cm" svg:x="26.2cm" svg:y="106.9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6.898cm">
              <text:p text:style-name="P9"><text:span text:style-name="T4">Target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6.2cm" svg:y="107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7cm" svg:y="107.1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6.2cm" svg:y="107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8.4cm" svg:y="108.1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1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7.8cm">
                <text:p/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6.2cm" svg:y="107.8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61" draw:text-style-name="P10" draw:layer="ConfigLayout" svg:width="1cm" svg:height="0.3cm" svg:x="27.4cm" svg:y="107.8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28.4cm" svg:y="108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4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4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28.4cm" svg:y="108.7cm">
                <text:p/>
                <draw:enhanced-geometry svg:viewBox="0 0 21600 21600" draw:type="rectangle" draw:enhanced-path="M 0 0 L 21600 0 21600 21600 0 21600 0 0 Z N"/>
              </draw:custom-shape>
              <draw:custom-shape draw:style-name="gr58" draw:text-style-name="P10" draw:layer="ConfigLayout" svg:width="1.6cm" svg:height="0.3cm" svg:x="26.2cm" svg:y="108.7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9" draw:text-style-name="P10" draw:layer="ConfigLayout" svg:width="0.6cm" svg:height="0.3cm" svg:x="27.8cm" svg:y="108.7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2" draw:layer="ConfigLayout" svg:width="1.3cm" svg:height="0.3cm" svg:x="26.2cm" svg:y="109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cm">
                <text:p text:style-name="P9"><text:span text:style-name="T4">Ecoli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3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3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3cm">
                <text:p text:style-name="P9"><text:span text:style-name="T4">SmoothMax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6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6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6cm">
                <text:p text:style-name="P9"><text:span text:style-name="T4">0.1^0.8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09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09.9cm">
                <text:p text:style-name="P9"><text:span text:style-name="T7">ParameterMin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09.9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5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5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ConfigLayout" svg:width="0.8cm" svg:height="0.3cm" svg:x="28.7cm" svg:y="110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62" draw:text-style-name="P13" draw:layer="ConfigLayout" svg:width="1.3cm" svg:height="0.3cm" svg:x="26.2cm" svg:y="110.2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60" draw:text-style-name="P10" draw:layer="ConfigLayout" svg:width="1.2cm" svg:height="0.3cm" svg:x="27.5cm" svg:y="110.2cm">
                <text:p text:style-name="P9"><text:span text:style-name="T4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0" draw:layer="ConfigLayout" draw:type="line" svg:x1="39.201cm" svg:y1="107.199cm" svg:x2="36.6cm" svg:y2="107.85cm" draw:start-shape="id2" draw:start-glue-point="6" draw:end-shape="id169" draw:end-glue-point="10" svg:d="M39201 107199l-2601 651" svg:viewBox="0 0 2602 652">
          <text:p text:style-name="P9"><text:span text:style-name="T4">Parameter</text:span></text:p>
        </draw:connector>
        <draw:connector draw:style-name="gr15" draw:text-style-name="P10" draw:layer="ConfigLayout" draw:type="curve" svg:x1="52.474cm" svg:y1="81.328cm" svg:x2="36.35cm" svg:y2="107.6cm" draw:start-shape="id159" draw:start-glue-point="7" draw:end-shape="id169" draw:end-glue-point="4" svg:d="M52474 81328c0 19759-16124 6624-16124 26272" svg:viewBox="0 0 16125 26273">
          <text:p text:style-name="P9"><text:span text:style-name="T4">Error</text:span></text:p>
        </draw:connector>
        <draw:connector draw:style-name="gr15" draw:text-style-name="P10" draw:layer="ConfigLayout" draw:type="curve" svg:x1="49.298cm" svg:y1="107.198cm" svg:x2="36.527cm" svg:y2="108.027cm" draw:start-shape="id2" draw:start-glue-point="4" draw:end-shape="id169" draw:end-glue-point="9" svg:d="M49298 107198c0 553-4257 829-12771 829" svg:viewBox="0 0 12772 830">
          <text:p text:style-name="P9"><text:span text:style-name="T4">Update</text:span></text:p>
        </draw:connector>
        <draw:custom-shape draw:style-name="gr5" draw:text-style-name="P6" xml:id="id167" draw:id="id167" draw:layer="ConfigLayout" svg:width="0.5cm" svg:height="0.5cm" svg:x="59.3cm" svg:y="4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ConfigLayout" draw:type="line" svg:x1="59.3cm" svg:y1="48.95cm" svg:x2="57.651cm" svg:y2="49.201cm" draw:start-shape="id167" draw:start-glue-point="6" draw:end-shape="id48" svg:d="M59300 48950l-1649 251" svg:viewBox="0 0 1650 252">
          <text:p text:style-name="P9"><text:span text:style-name="T4">Transfer</text:span></text:p>
        </draw:connector>
        <draw:connector draw:style-name="gr12" draw:text-style-name="P7" draw:layer="ConfigLayout" draw:type="line" svg:x1="61.5cm" svg:y1="48.601cm" svg:x2="59.8cm" svg:y2="48.95cm" draw:start-shape="id170" draw:start-glue-point="3" draw:end-shape="id167" draw:end-glue-point="10" svg:d="M61500 48601l-1700 349" svg:viewBox="0 0 1701 350">
          <text:p/>
        </draw:connector>
        <draw:connector draw:style-name="gr15" draw:text-style-name="P10" draw:layer="ConfigLayout" draw:type="curve" svg:x1="49.298cm" svg:y1="107.198cm" svg:x2="59.727cm" svg:y2="49.127cm" draw:start-shape="id2" draw:start-glue-point="4" draw:end-shape="id167" draw:end-glue-point="9" svg:d="M49298 107198c6953 0 10429-19357 10429-58071" svg:viewBox="0 0 10430 58072">
          <text:p text:style-name="P9"><text:span text:style-name="T4">Update</text:span></text:p>
        </draw:connector>
        <draw:connector draw:style-name="gr15" draw:text-style-name="P10" draw:layer="ConfigLayout" draw:type="curve" draw:line-skew="-5.774cm" svg:x1="57.602cm" svg:y1="53.9cm" svg:x2="59.373cm" svg:y2="49.127cm" draw:start-shape="id48" draw:start-glue-point="7" draw:end-shape="id167" draw:end-glue-point="7" svg:d="M57602 53900c0-2506 1771-120 1771-4773" svg:viewBox="0 0 1772 4774">
          <text:p text:style-name="P9"><text:span text:style-name="T4"/></text:p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40.817cm" svg:y="40.802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43.1cm" svg:y="42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172" draw:id="id172" draw:layer="layout" svg:width="0.5cm" svg:height="0.5cm" svg:x="45.1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8.2cm" svg:y1="37.401cm" svg:x2="45.6cm" svg:y2="37.65cm" draw:start-shape="id171" draw:start-glue-point="3" draw:end-shape="id172" draw:end-glue-point="10" svg:d="M48200 37401l-2600 249" svg:viewBox="0 0 2601 250">
          <text:p/>
        </draw:connector>
        <draw:connector draw:style-name="gr11" draw:text-style-name="P10" draw:layer="layout" draw:type="line" svg:x1="45.1cm" svg:y1="37.65cm" svg:x2="43.301cm" svg:y2="37.901cm" draw:start-shape="id172" draw:start-glue-point="6" draw:end-shape="id47" draw:end-glue-point="6" svg:d="M45100 37650l-1799 251" svg:viewBox="0 0 1800 252">
          <text:p text:style-name="P9"><text:span text:style-name="T4">Transfer</text:span></text:p>
        </draw:connector>
        <draw:connector draw:style-name="gr15" draw:text-style-name="P10" draw:layer="layout" draw:type="curve" svg:x1="45.35cm" svg:y1="37.9cm" svg:x2="51.073cm" svg:y2="45.473cm" draw:start-shape="id172" draw:start-glue-point="8" draw:end-shape="id165" draw:end-glue-point="5" svg:d="M45350 37900c0 5626 5723 1840 5723 7573" svg:viewBox="0 0 5724 7574">
          <text:p text:style-name="P9"><text:span text:style-name="T4">Error</text:span></text:p>
        </draw:connector>
        <draw:connector draw:style-name="gr15" draw:text-style-name="P10" draw:layer="layout" draw:type="curve" svg:x1="49.298cm" svg:y1="107.198cm" svg:x2="45.35cm" svg:y2="37.9cm" draw:start-shape="id2" draw:start-glue-point="4" draw:end-shape="id172" draw:end-glue-point="8" svg:d="M49298 107198c1056 0 880-19349-371-25198s-3577 1801-3577-44100" svg:viewBox="0 0 4641 69299">
          <text:p text:style-name="P9"><text:span text:style-name="T4">Update</text:span></text:p>
        </draw:connector>
        <draw:connector draw:style-name="gr15" draw:text-style-name="P10" draw:layer="layout" draw:type="curve" draw:line-skew="-6.071cm" svg:x1="43.301cm" svg:y1="42.299cm" svg:x2="45.173cm" svg:y2="37.827cm" draw:start-shape="id47" draw:start-glue-point="7" draw:end-shape="id172" draw:end-glue-point="7" svg:d="M43301 42299c0-2952 1872-716 1872-4472" svg:viewBox="0 0 1873 4473">
          <text:p/>
        </draw:connector>
        <draw:g xml:id="id170" draw:id="id170">
          <draw:g>
            <draw:custom-shape draw:style-name="gr16" draw:text-style-name="P10" draw:layer="layout" svg:width="0.8cm" svg:height="0.3cm" svg:x="61.5cm" svg:y="48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cm">
              <text:p text:style-name="P9"><text:span text:style-name="T4">Accel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1.5cm" svg:y="48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2.3cm" svg:y="48.3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1.5cm" svg:y="48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3" draw:text-style-name="P10" draw:layer="layout" svg:width="1.1cm" svg:height="0.302cm" svg:x="63.7cm" svg:y="48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1.5cm" svg:y="48.9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2.6cm" svg:y="48.9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1" draw:id="id171">
          <draw:g>
            <draw:custom-shape draw:style-name="gr16" draw:text-style-name="P10" draw:layer="layout" svg:width="0.8cm" svg:height="0.3cm" svg:x="48.2cm" svg:y="36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6.8cm">
              <text:p text:style-name="P9"><text:span text:style-name="T4">VelocityRMS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2cm" svg:y="37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cm" svg:y="37.1cm">
              <text:p text:style-name="P9"><text:span text:style-name="T4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8.2cm" svg:y="37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3" draw:text-style-name="P10" draw:layer="layout" svg:width="1.1cm" svg:height="0.302cm" svg:x="50.4cm" svg:y="37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2cm" svg:y="37.702cm">
                <text:p text:style-name="P9"><text:span text:style-name="T4">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49.3cm" svg:y="37.702cm">
                <text:p text:style-name="P9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30T18:52:01.404000000</dc:date>
    <meta:editing-duration>P2DT5H47M55S</meta:editing-duration>
    <meta:editing-cycles>290</meta:editing-cycles>
    <meta:document-statistic meta:object-count="2046"/>
  </office:meta>
</office:document-meta>
</file>